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Footer">
      <style:paragraph-properties fo:text-align="center" style:justify-single-word="false"/>
    </style:style>
    <style:style style:name="P2" style:family="paragraph" style:parent-style-name="Text_20_body">
      <style:text-properties style:text-underline-style="none"/>
    </style:style>
    <style:style style:name="P3" style:family="paragraph" style:parent-style-name="Text_20_body">
      <style:text-properties style:text-underline-style="none" fo:font-weight="normal" style:font-weight-asian="normal" style:font-weight-complex="normal"/>
    </style:style>
    <style:style style:name="P4"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5" style:family="paragraph" style:parent-style-name="Text_20_body">
      <style:text-properties fo:font-size="12pt" style:font-size-asian="12pt" style:font-size-complex="12pt"/>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fo:font-style="normal" fo:font-weight="normal" style:font-style-asian="normal" style:font-weight-asian="normal" style:font-style-complex="normal" style:font-weight-complex="normal"/>
    </style:style>
    <style:style style:name="P8" style:family="paragraph" style:parent-style-name="Text_20_body">
      <style:text-properties fo:font-style="normal" style:text-underline-style="none" style:font-style-asian="normal" style:font-style-complex="normal"/>
    </style:style>
    <style:style style:name="P9" style:family="paragraph" style:parent-style-name="Standard">
      <style:paragraph-properties fo:margin-top="0mm" fo:margin-bottom="0mm"/>
      <style:text-properties fo:font-size="2pt" style:font-size-asian="2pt" style:font-size-complex="2pt"/>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font-size="12pt" style:font-size-asian="12pt" style:font-size-complex="12pt"/>
    </style:style>
    <style:style style:name="P12" style:family="paragraph" style:parent-style-name="Text_20_body">
      <style:paragraph-properties fo:margin-left="0mm" fo:margin-right="0mm" fo:text-indent="0mm" style:auto-text-indent="false"/>
      <style:text-properties style:text-underline-style="solid" style:text-underline-width="auto" style:text-underline-color="font-color"/>
    </style:style>
    <style:style style:name="P13" style:family="paragraph" style:parent-style-name="Text_20_body" style:list-style-name="">
      <style:paragraph-properties fo:margin-left="0mm" fo:margin-right="0mm" fo:text-indent="0mm" style:auto-text-indent="false"/>
    </style:style>
    <style:style style:name="P14" style:family="paragraph" style:parent-style-name="Text_20_body" style:list-style-name="L1"/>
    <style:style style:name="P15" style:family="paragraph" style:parent-style-name="Text_20_body" style:list-style-name="L1">
      <style:text-properties fo:font-style="normal" style:text-underline-style="none" style:font-style-asian="normal" style:font-style-complex="normal"/>
    </style:style>
    <style:style style:name="P16" style:family="paragraph" style:parent-style-name="Text_20_body">
      <style:text-properties style:text-underline-style="none"/>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P19" style:family="paragraph" style:parent-style-name="Heading_20_3">
      <style:text-properties style:text-underline-style="none"/>
    </style:style>
    <style:style style:name="P20" style:family="paragraph" style:parent-style-name="Contents_20_1">
      <style:paragraph-properties>
        <style:tab-stops>
          <style:tab-stop style:position="149.01mm" style:type="right" style:leader-style="dotted" style:leader-text="."/>
        </style:tab-stops>
      </style:paragraph-properties>
    </style:style>
    <style:style style:name="P21" style:family="paragraph" style:parent-style-name="Contents_20_2">
      <style:paragraph-properties>
        <style:tab-stops>
          <style:tab-stop style:position="145.03mm" style:type="right" style:leader-style="dotted" style:leader-text="."/>
        </style:tab-stops>
      </style:paragraph-properties>
    </style:style>
    <style:style style:name="P22" style:family="paragraph" style:parent-style-name="Heading_20_4">
      <style:text-properties style:text-underline-style="none"/>
    </style:style>
    <style:style style:name="P23" style:family="paragraph" style:parent-style-name="List_20_1">
      <style:text-properties fo:font-weight="normal" style:font-weight-asian="normal" style:font-weight-complex="normal"/>
    </style:style>
    <style:style style:name="P24" style:family="paragraph" style:parent-style-name="List_20_1">
      <style:text-properties style:text-underline-style="none"/>
    </style:style>
    <style:style style:name="P25" style:family="paragraph" style:parent-style-name="List_20_1">
      <style:text-properties style:text-underline-style="none" fo:font-weight="normal" style:font-weight-asian="normal" style:font-weight-complex="normal"/>
    </style:style>
    <style:style style:name="P26" style:family="paragraph" style:parent-style-name="List_20_1">
      <style:text-properties style:text-underline-style="none" fo:font-weight="bold" style:font-weight-asian="bold" style:font-weight-complex="bold"/>
    </style:style>
    <style:style style:name="P27" style:family="paragraph" style:parent-style-name="Contents_20_4">
      <style:paragraph-properties>
        <style:tab-stops>
          <style:tab-stop style:position="135.04mm" style:type="right" style:leader-style="dotted" style:leader-text="."/>
        </style:tab-stops>
      </style:paragraph-properties>
    </style:style>
    <style:style style:name="P28" style:family="paragraph" style:parent-style-name="Contents_20_3">
      <style:paragraph-properties>
        <style:tab-stops>
          <style:tab-stop style:position="140.04mm" style:type="right" style:leader-style="dotted" style:leader-text="."/>
        </style:tab-stops>
      </style:paragraph-properties>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fo:font-style="italic" style:font-style-asian="italic" style:font-style-complex="italic"/>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fo:font-style="italic" style:text-underline-style="none" style:font-style-asian="italic" style:font-style-complex="italic"/>
    </style:style>
    <style:style style:name="T7" style:family="text">
      <style:text-properties fo:font-weight="normal" style:font-weight-asian="normal" style:font-weight-complex="normal"/>
    </style:style>
    <style:style style:name="T8" style:family="text">
      <style:text-properties fo:font-style="normal" style:font-style-asian="normal" style:font-style-complex="normal"/>
    </style:style>
    <style:style style:name="T9" style:family="text">
      <style:text-properties fo:font-style="normal" style:text-underline-style="none" style:font-style-asian="normal" style:font-style-complex="normal"/>
    </style:style>
    <style:style style:name="T10" style:family="text">
      <style:text-properties fo:font-style="normal" style:text-underline-style="none" fo:font-weight="normal" style:font-style-asian="normal" style:font-weight-asian="normal" style:font-style-complex="normal" style:font-weight-complex="normal"/>
    </style:style>
    <style:style style:name="T11" style:family="text">
      <style:text-properties fo:font-variant="normal" fo:text-transform="none" style:use-window-font-color="true" style:font-name="Times New Roman" fo:letter-spacing="normal" fo:font-style="normal" fo:font-weight="normal"/>
    </style:style>
    <style:style style:name="T12"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3"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4" style:family="text">
      <style:text-properties fo:font-variant="normal" fo:text-transform="none" fo:font-size="12pt" fo:letter-spacing="normal" fo:font-style="normal" fo:font-weight="normal" style:font-size-asian="12pt" style:font-size-complex="12pt"/>
    </style:style>
    <style:style style:name="T15" style:family="text">
      <style:text-properties fo:font-variant="normal" fo:text-transform="none" fo:color="#000000" style:font-name="Times New Roman" fo:font-size="10pt" fo:letter-spacing="normal" fo:font-style="normal" fo:font-weight="normal" style:font-size-asian="10pt" style:font-size-complex="10pt"/>
    </style:style>
    <style:style style:name="T16" style:family="text">
      <style:text-properties style:use-window-font-color="true" style:font-name="Times New Roman"/>
    </style:style>
    <style:style style:name="T17" style:family="text">
      <style:text-properties style:use-window-font-color="true" style:font-name="Times New Roman" fo:font-weight="normal" style:font-weight-asian="normal" style:font-weight-complex="normal"/>
    </style:style>
    <style:style style:name="T18" style:family="text">
      <style:text-properties fo:font-size="12pt" style:font-size-asian="12pt" style:font-size-complex="12pt"/>
    </style:style>
    <style:style style:name="T19" style:family="text">
      <style:text-properties fo:font-weight="bold" style:font-weight-asian="bold" style:font-weight-complex="bold"/>
    </style:style>
    <style:style style:name="T20" style:family="text">
      <style:text-properties style:font-name="Times New Roman" fo:font-size="10pt" style:font-size-asian="10pt" style:font-size-complex="10pt"/>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4.47mm" fo:text-indent="-6.35mm" fo:margin-left="24.4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2mm" fo:text-indent="-6.35mm" fo:margin-left="30.82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7mm" fo:text-indent="-6.35mm" fo:margin-left="37.17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2mm" fo:text-indent="-6.35mm" fo:margin-left="43.52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7mm" fo:text-indent="-6.35mm" fo:margin-left="49.87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2mm" fo:text-indent="-6.35mm" fo:margin-left="56.22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7mm" fo:text-indent="-6.35mm" fo:margin-left="62.57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2mm" fo:text-indent="-6.35mm" fo:margin-left="68.92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7mm" fo:text-indent="-6.35mm" fo:margin-left="75.27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2mm" fo:text-indent="-6.35mm" fo:margin-left="81.62m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 text:name="__RefHeading__1469_1422318452"/>Obsah<text:bookmark-end text:name="__RefHeading__1469_142231845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list xml:id="list494389924" text:style-name="List_20_1">
            <text:list-item>
              <text:p text:style-name="P20">Obsah<text:tab/>1</text:p>
            </text:list-item>
            <text:list-item>
              <text:p text:style-name="P20">1 Úvod<text:tab/>4</text:p>
            </text:list-item>
            <text:list-item>
              <text:p text:style-name="P20">2 WebArchiv<text:tab/>6</text:p>
            </text:list-item>
          </text:list>
          <text:p text:style-name="P21">2.1 O WebArchivu<text:tab/>6</text:p>
          <text:p text:style-name="P21">2.2 Vývoj projektu<text:tab/>7</text:p>
          <text:p text:style-name="P28">2.2.1 Rok 2000<text:tab/>7</text:p>
          <text:p text:style-name="P28">2.2.2 Rok 2001<text:tab/>7</text:p>
          <text:p text:style-name="P28">2.2.3 Rok 2002<text:tab/>8</text:p>
          <text:p text:style-name="P28">2.2.4 Rok 2003<text:tab/>8</text:p>
          <text:p text:style-name="P28">2.2.5 Rok 2004<text:tab/>8</text:p>
          <text:p text:style-name="P28">2.2.6 Rok 2005<text:tab/>9</text:p>
          <text:p text:style-name="P28">2.2.7 Rok 2006<text:tab/>9</text:p>
          <text:p text:style-name="P28">2.2.8 Rok 2007<text:tab/>9</text:p>
          <text:p text:style-name="P28">2.2.9 Rok 2008<text:tab/>10</text:p>
          <text:p text:style-name="P28">2.2.10 Rok 2009<text:tab/>10</text:p>
          <text:p text:style-name="P28">2.2.11 Rok 2010<text:tab/>11</text:p>
          <text:p text:style-name="P28">2.2.12 Rok 2011<text:tab/>11</text:p>
          <text:p text:style-name="P21">2.3 Současný obsah databáze<text:tab/>12</text:p>
          <text:p text:style-name="P21">2.4 Další informace o projektu<text:tab/>13</text:p>
          <text:p text:style-name="P28">2.4.1 Creative Commons<text:tab/>13</text:p>
          <text:p text:style-name="P28">2.4.2 Partneři projektu<text:tab/>13</text:p>
          <text:p text:style-name="P28">2.4.3 Nasmlouvané webové zdroje<text:tab/>14</text:p>
          <text:p text:style-name="P28">2.4.4 Internet Archive<text:tab/>15</text:p>
          <text:p text:style-name="P28">2.4.5 Další spolupráce<text:tab/>15</text:p>
          <text:p text:style-name="P28">2.4.6 Dostupnost informací<text:tab/>15</text:p>
          <text:p text:style-name="P28">2.4.7 Kritéria výběru webových zdrojů<text:tab/>16</text:p>
          <text:p text:style-name="P27">2.4.7.1 Plošná archivace – harvesting<text:tab/>16</text:p>
          <text:p text:style-name="P27">2.4.7.2 Výběrový přístup – konspekt<text:tab/>17</text:p>
          <text:p text:style-name="P27">2.4.7.3 Tematické sbírky<text:tab/>18</text:p>
          <text:p text:style-name="P21">2.5 Starší práce na téma WebArchiv<text:tab/>19</text:p>
          <text:p text:style-name="P28">2.5.1 Systém pro správu procesu archivace webových informačních zdrojů<text:tab/>19</text:p>
          <text:p text:style-name="P28">2.5.2 Identifikace a omezení přístupu k "nevhodným" stránkám ve webovém archivu<text:tab/>19</text:p>
          <text:p text:style-name="P28">2.5.3 Rozpoznání a archivace českého webu mimo národní doménu<text:tab/>20</text:p>
          <text:p text:style-name="P28">2.5.4 Implementace OAI-PMH pro český WebArchiv<text:tab/>20</text:p>
          <text:p text:style-name="P28">2.5.5 Bibliografický popis elektronických online zdrojů v zahraniční a domácí katalogizační praxi<text:tab/>20</text:p>
          <text:p text:style-name="P28">2.5.6 Zpřístupnění archivu českého webu<text:tab/>21</text:p>
          <text:p text:style-name="P28">2.5.5 Strategie archivace elektronických online zdrojů a politika jejich výběru do digitálního archivu (se zaměřením na český systém WebArchiv)<text:tab/>21</text:p>
          <text:p text:style-name="P21"><text:soft-page-break/>2.6 Nástroje související s projektem WebArchiv<text:tab/>22</text:p>
          <text:p text:style-name="P28">2.6.1 APACHE TOMCAT<text:tab/>22</text:p>
          <text:p text:style-name="P28">2.6.2 ARCRetriever<text:tab/>22</text:p>
          <text:p text:style-name="P28">2.6.3 DeDuplicator<text:tab/>22</text:p>
          <text:p text:style-name="P28">2.6.4 Generátor URN<text:tab/>22</text:p>
          <text:p text:style-name="P28">2.6.5 HERITRIX<text:tab/>22</text:p>
          <text:p text:style-name="P28">2.6.6 ImpEval <text:tab/>23</text:p>
          <text:p text:style-name="P28">2.6.7 NutchWAX<text:tab/>23</text:p>
          <text:p text:style-name="P28">2.6.8 WA ADMIN<text:tab/>24</text:p>
          <text:p text:style-name="P28">2.6.9 WA-CZ<text:tab/>24</text:p>
          <text:p text:style-name="P28">2.6.10 Wayback<text:tab/>24</text:p>
          <text:p text:style-name="P28">2.6.11 WebAnalyzer<text:tab/>24</text:p>
          <text:p text:style-name="P28">2.6.12 Web Curator Tool<text:tab/>25</text:p>
          <text:list xml:id="list232050698" text:continue-numbering="true" text:style-name="List_20_1">
            <text:list-item>
              <text:p text:style-name="P20">3 Archivační formáty<text:tab/>26</text:p>
            </text:list-item>
          </text:list>
          <text:p text:style-name="P21">3.1 Úvod<text:tab/>26</text:p>
          <text:p text:style-name="P21">3.2 Formát nedlib<text:tab/>27</text:p>
          <text:p text:style-name="P28">3.2.1 Popis standardu nedlib<text:tab/>27</text:p>
          <text:p text:style-name="P28">3.2.2 Výhody nedlib<text:tab/>27</text:p>
          <text:p text:style-name="P28">3.2.3 Nevýhody nedlib<text:tab/>27</text:p>
          <text:p text:style-name="P28">3.2.4 Užití v praxi ve WebArchivu<text:tab/>27</text:p>
          <text:p text:style-name="P21">3.3 Formát arc<text:tab/>28</text:p>
          <text:p text:style-name="P28">3.3.1 Popis standardu arc<text:tab/>28</text:p>
          <text:p text:style-name="P28">3.3.2 Výhody arc<text:tab/>28</text:p>
          <text:p text:style-name="P28">3.3.3 Nevýhody arc<text:tab/>28</text:p>
          <text:p text:style-name="P28">3.3.4 Užití v praxi ve WebArchivu<text:tab/>29</text:p>
          <text:p text:style-name="P21">3.4 Formát warc<text:tab/>30</text:p>
          <text:p text:style-name="P28">3.4.1 Popis standardu warc<text:tab/>30</text:p>
          <text:p text:style-name="P28">3.4.2 Výhody warc<text:tab/>30</text:p>
          <text:p text:style-name="P28">3.4.3 Nevýhody warc<text:tab/>31</text:p>
          <text:p text:style-name="P28">3.4.4 Plánované využití<text:tab/>32</text:p>
          <text:p text:style-name="P28">3.4.5 Deduplikace souborů<text:tab/>32</text:p>
          <text:list xml:id="list1336817476" text:continue-numbering="true" text:style-name="List_20_1">
            <text:list-item>
              <text:p text:style-name="P20">4 Migrace archivu z formátu arc do formátu warc<text:tab/>33</text:p>
            </text:list-item>
          </text:list>
          <text:p text:style-name="P21">4.1 O migraci<text:tab/>33</text:p>
          <text:p text:style-name="P28">4.1.1 Úvod<text:tab/>33</text:p>
          <text:p text:style-name="P28">4.1.2 Britská knihovna<text:tab/>33</text:p>
          <text:p text:style-name="P21">4.2 Použité nástroje<text:tab/>35</text:p>
          <text:p text:style-name="P28">4.2.1 JHOVE<text:tab/>35</text:p>
          <text:p text:style-name="P28">4.2.2 JHOVE2<text:tab/>35</text:p>
          <text:p text:style-name="P27">4.2.2.1 Úvod<text:tab/>35</text:p>
          <text:p text:style-name="P27">4.2.2.2 O programu<text:tab/>36</text:p>
          <text:p text:style-name="P28">4.2.3 Jpype<text:tab/>38</text:p>
          <text:p text:style-name="P21">4.3 Testování migračních nástrojů<text:tab/>39</text:p>
          <text:p text:style-name="P28">4.3.1 WARC-TOOLS<text:tab/>39</text:p>
          <text:p text:style-name="P27"><text:soft-page-break/>4.3.1.1 Kompatibilita s ostatními nástroji<text:tab/>39</text:p>
          <text:p text:style-name="P27">4.3.1.2 Další parametry<text:tab/>40</text:p>
          <text:p text:style-name="P28">4.3.2 WARC-TOOLS / hanzo<text:tab/>40</text:p>
          <text:p text:style-name="P27">4.3.2.1 Kompatibilita s ostatními nástroji<text:tab/>40</text:p>
          <text:p text:style-name="P27">4.3.2.2 Další parametry<text:tab/>41</text:p>
          <text:p text:style-name="P28">4.3.3 WARC-TOOLS / kpk09<text:tab/>41</text:p>
          <text:p text:style-name="P27">4.3.3 1 Kompatibilita s ostatními nástroji<text:tab/>41</text:p>
          <text:p text:style-name="P27">4.3.3.2 Další parametry<text:tab/>41</text:p>
          <text:p text:style-name="P21">4.4 Podobnost WARCTOOLS / hanzo s kpk09<text:tab/>43</text:p>
          <text:p text:style-name="P28">4.4.1 Porovnání výstupů pro stejné vstupy<text:tab/>43</text:p>
          <text:p text:style-name="P28">4.4.2 Porovnání zdrojového kódu<text:tab/>43</text:p>
          <text:p text:style-name="P21">4.5 Závěry z porovnávání nástrojů<text:tab/>45</text:p>
          <text:p text:style-name="P21">4.6 Implementace úprav v migračních nástrojích<text:tab/>46</text:p>
          <text:p text:style-name="P28">4.6.1 Úvod<text:tab/>46</text:p>
          <text:p text:style-name="P28">4.6.2 Úprava JHOVE2<text:tab/>46</text:p>
          <text:p text:style-name="P28">4.6.2 Úprava WARCTOOLS. / hanzo<text:tab/>46</text:p>
          <text:p text:style-name="P21">4.7 Výstupy z analýzy obsahu převáděných archivů<text:tab/>48</text:p>
          <text:list xml:id="list1026078146" text:continue-numbering="true" text:style-name="List_20_1">
            <text:list-item>
              <text:p text:style-name="P20">5 Závěr<text:tab/>49</text:p>
            </text:list-item>
            <text:list-item>
              <text:p text:style-name="P20">Seznam literatury<text:tab/>50</text:p>
            </text:list-item>
            <text:list-item>
              <text:p text:style-name="P20">Přílohy<text:tab/>54</text:p>
            </text:list-item>
          </text:list>
        </text:index-body>
      </text:table-of-content>
      <text:p text:style-name="P12"/>
      <text:h text:style-name="P17" text:outline-level="1">1 Úvod</text:h>
      <text:p text:style-name="Text_20_body">V dnešní době je internet jedním z hlavních zdrojů informací, a v podstatě i hybatelem společenských změn. Každým dnem vzniká velké množství nových elektronických dokumentů, které jsou uložené pouze na síti Internet. Dokumenty nemají charakter stálých informací, jejich obsah se mění prakticky neustále. Je typické, že staré verze dokumentů jejich autoři neuchovávají, a proto dochází ke ztrátě cenných informací. Z toho důvodu je důležité, aby se webové zdroje dlouhodobě uchovávaly a bylo možné je zpětně rekonstruovat. Tato práce je cílem projektu WebArchiv. </text:p>
      <text:p text:style-name="P7">Řešitelé projektu WebArchiv se archivaci věnují již dvanáctým rokem. S postupujícím zdokonalováním technologií se rychle mění trendy a parametry, které musí sledovat a splňovat. Dá se říci, že každým dalším dnem vznikají další požadavky pro archivaci a dlouhodobé uchování webových zdrojů.</text:p>
      <text:p text:style-name="P7">Jedním ze základních problému je samotné uchovávání datového archivu. Každým rokem enormně narůstá jeho obsah a tomu se musí přizpůsobit práce s archivovanými zdroji. Dále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7">Ukazuje se, že by bylo vhodné nahradit arc formátem warc. Formát warc je relativně nový a prozatím ne příliš používaný. V budoucnu se však pravděpodobně stane standardem pro uchovávání webových zdrojů. Vzniká tedy otázka možnosti přechodu WebArchivu na práci výhradně s tímto formátem. Před samotným přechodem je potřeba vyřešit spoustu problémů a všechny používané nástroje musí být na práci s novým formátem připraveny. </text:p>
      <text:p text:style-name="P7">Předmětem této bakalářské práce je jedna z dílčích akcích vedoucích k přechodu WebArchivu na uchovávání dat ve formátu warc archivů. Jedná se o migraci stávajícího archivu do nového formátu. Tato problematika je nová a specifická přímo pro projekt WebArchiv.</text:p>
      <text:p text:style-name="P7"><text:soft-page-break/>Ve své práci se pokusím nalézt nástroje, které by samotnou migraci umožnili. Představím možná řešení převodu a ukáži jejich výhody a nevýhody. Výstupem práce by pak měly být ukázky jednotlivých nástrojů určených pro migraci, nikoliv samotná migrace. Závěry práce tedy budou tvořit podklady řešitelům projektu WebArchiv, pro plánování migrace webového archivu.</text:p>
      <text:h text:style-name="P17" text:outline-level="1">2 WebArchiv</text:h>
      <text:h text:style-name="Heading_20_2" text:outline-level="2">2.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1]:</text:p>
      <text:list xml:id="list1714686351" text:continue-numbering="true"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18" text:outline-level="2">2.2 Vývoj projektu</text:h>
      <text:p text:style-name="Text_20_body">Pokusím se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3]. Přehled vývoje v jednotlivých letech, který uvedu níže, čerpal vždy výhradně ze zpráv pro příslušný rok.</text:p>
      <text:h text:style-name="Heading_20_3" text:outline-level="3">2.2.1 Rok 2000</text:h>
      <text:p text:style-name="Text_20_body">V počátcích projektu bylo hlavním cílem připravit podmínky, které by umožnili samotné zpracovávání české národní bibliografie a zajistit její dlouhodobé ukládání. 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4]</text:p>
      <text:h text:style-name="Heading_20_3" text:outline-level="3">2.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Element Set<text:note text:id="ftn1" text:note-class="footnote"><text:note-citation>1</text:note-citation><text:note-body><text:p text:style-name="Footnote">Více informací o Dublin Core Metadata Element Set dostupné online na adrese http://dublincore.org/documents/dces/</text:p></text:note-body></text:note>, který byl lokalizován pro české webové zdroje. <text:span text:style-name="T1">Dále probíhal vývoj nových nástrojů: </text:span>Dublin <text:soft-page-break/>Core Metadata Generator, Generátor URN, Kalkulátor MD5, Nedlib Harvester.</text:p>
      <text:p text:style-name="Text_20_body">Řešitelé upravili kritéria výběru nových webových zdrojů. Jak jsem zmínil výše, došlo k vývoji v oblasti legislativy. Opět vycházeli ze strategie zahraničních kolegů. Dále byla věnována pozornost sklizni elektronických seriálů. [5]</text:p>
      <text:h text:style-name="Heading_20_3" text:outline-level="3">2.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 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dostupné online na adrese http://www.loc.gov/marc/unimarctomarc21.html</text:p></text:note-body></text:note> [6].</text:p>
      <text:h text:style-name="Heading_20_3" text:outline-level="3">2.2.4 Rok 2003</text:h>
      <text:p text:style-name="P2">Zpráva pro tento rok nebyla zpracována, jelikož na ní řešitelé nedostali grant.<text:note text:id="ftn3" text:note-class="footnote"><text:note-citation>3</text:note-citation><text:note-body><text:p text:style-name="Footnote">Osobní sdělení: mgr. Václav Rosecký – vedoucí práce</text:p></text:note-body></text:note></text:p>
      <text:h text:style-name="Heading_20_3" text:outline-level="3">2.2.5 Rok 2004</text:h>
      <text:p text:style-name="P2">Projekt byl řešen v rámci projektu <text:span text:style-name="T4">Budování vzájemně kompatibilních </text:span><text:span text:style-name="T4">informačních systémů pro přístup k heterogenním informačním zdrojům a jejich zastřešení prostřednictvím Jednotné informační brány</text:span>.</text:p>
      <text:p text:style-name="P2">Řešitelé se zabývali analýzou možností dalšího vývoje softwaru pro tvorbu metadat, jednoznačné identifikace dokumentů, stahování webových zdrojů a jejich ukládání. Dále možnostmi trvalého a efektivního přístupu k uloženým datům.</text:p>
      <text:p text:style-name="P2">Bylo potřeba monitorovat vývoj technologií – zejména standardů pro metadata a formáty. Byly budovány tématické brány a konspekt. WebArchiv užíval nástroje jako NEDLIB, Heritrix. <text:span text:style-name="T7">[7]</text:span></text:p>
      <text:h text:style-name="Heading_20_3" text:outline-level="3"><text:soft-page-break/>2.2.6 Rok 2005</text:h>
      <text:p text:style-name="P2">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7">[8]</text:span></text:p>
      <text:h text:style-name="Heading_20_3" text:outline-level="3">2.2.7 Rok 2006</text:h>
      <text:p text:style-name="Text_20_body">Řešitelé projektu pracovali současně na projektu CULTURE 2000<text:note text:id="ftn4" text:note-class="footnote"><text:note-citation>4</text:note-citation><text:note-body><text:p text:style-name="Footnote">Podrobné informace o projektu CULTURE 2000 dostupné online na adrese http://www.webarchiv.cz/culture-2000/</text:p></text:note-body></text:note> s podtitulem Web Cultural Heritage. Z toho důvodu provedli obsáhlou analýzu obsahu archivu. Tým dále provedl analýzu využívaného softwaru:<text:span text:style-name="T2"> </text:span>NutchWAX, WayBack, WAXToolbar, WERA, ARCRetriever, WebCurator, Heritrix, DeDuplicator. <text:span text:style-name="T2">[9]</text:span></text:p>
      <text:h text:style-name="Heading_20_3" text:outline-level="3">2.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5" text:note-class="footnote"><text:note-citation>5</text:note-citation><text:note-body><text:p text:style-name="Footnote">Webové stránky projektu Internet Archive dostupné online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2">Velký význam měla analýza možnosti sklízení bohemikálních zdrojů mimo doménu CZ. Na toto téma byla zpracována i bakalářská práce s názvem<text:span text:style-name="T7"> </text:span><text:span text:style-name="Strong_20_Emphasis"><text:span text:style-name="T7">Rozpoznání </text:span></text:span><text:span text:style-name="Strong_20_Emphasis"><text:span text:style-name="T7">a archivace českého webu mimo národní doménu</text:span></text:span><text:span text:style-name="Strong_20_Emphasis"><text:span text:style-name="T7">, kterou zpracoval Ivan Vlček. [27]</text:span></text:span></text:p>
      <text:p text:style-name="P2">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oft-page-break/><text:span text:style-name="T1">Došlo k havárii diskového pole, která způsobila ztrátu dat v archivu. Ze zhruba 4,4 TB dat zůstalo nepoškozeno 3,8 TB dat. Ztracená data zastupovala archívy ze všech proběhlých sklizní. Některé z poškozených souborů se povedlo </text:span><text:span text:style-name="T1">obnovit ze záloh či doplnit z databáze Internet Archive. [10] </text:span><text:span text:style-name="T2">[11]</text:span></text:p>
      <text:h text:style-name="Heading_20_3" text:outline-level="3">2.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2]</text:span></text:p>
      <text:h text:style-name="Heading_20_3" text:outline-level="3">2.2.10 Rok 2009</text:h>
      <text:p text:style-name="Text_20_body">Řešitelé měli v tomto roce na starost hostování a správu serverů a diskového pole v ÚVT MU a Centrálním depozitáři NK v Hostivaři. To obnášelo pozorování a správu softwaru a instalaci nových serverů běžících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3]</text:span></text:p>
      <text:h text:style-name="Heading_20_3" text:outline-level="3"><text:soft-page-break/>2.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se pokračovalo ve vývoji konspektu, lokalizace nových verzí softwaru a analýzy možností sklizní bohemikálních zdrojů mimo doménu CZ. Dále bylo potřeba navýšit robustnost infrastruktury. Řešitelé se snažili zlepšit dohled nad probíhajícími sklizněmi. [14]</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5]</text:span></text:p>
      <text:h text:style-name="Heading_20_3" text:outline-level="3">2.2.12 Rok 2011</text:h>
      <text:p text:style-name="Text_20_body">V době práce na bakalářské práci ještě nebyla zpráva dostupná.</text:p>
      <text:h text:style-name="P18" text:outline-level="2">2.3 Současný obsah databáze</text:h>
      <text:p text:style-name="Text_20_body">Zde nabízím přehled množství stažených webových zdrojů v celoplošných sklizních. Kompletní přehledy jsou dostupné na webových stránkách projektu [16].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9"/>
      <table:table table:name="Table1" table:style-name="Table1">
        <table:table-column table:style-name="Table1.A"/>
        <table:table-column table:style-name="Table1.B"/>
        <table:table-column table:style-name="Table1.C"/>
        <table:table-row>
          <table:table-cell table:style-name="Table1.A1" office:value-type="string">
            <text:p text:style-name="P10">Sklizeň</text:p>
          </table:table-cell>
          <table:table-cell table:style-name="Table1.A1" office:value-type="string">
            <text:p text:style-name="P10">Počet souborů</text:p>
          </table:table-cell>
          <table:table-cell table:style-name="Table1.A1" office:value-type="string">
            <text:p text:style-name="P10">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1">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3" text:outline-level="2"/>
      <text:h text:style-name="P18" text:outline-level="2">2.4 Další informace o projektu</text:h>
      <text:p text:style-name="Text_20_body">Zde nabízím přehled dalších důležitých problému a tématických okruhů, které se týkají projektu.</text:p>
      <text:h text:style-name="Heading_20_3" text:outline-level="3">2.4.1 Creative Commons</text:h>
      <text:p text:style-name="Text_20_body">Pro zvyšování obsahu WebArchivu je zásadní licence Creative Commons<text:note text:id="ftn7" text:note-class="footnote"><text:note-citation>7</text:note-citation><text:note-body><text:p text:style-name="Footnote">Webové stránky projektu Creative Commons dostupné na adrese http://creativecommons.org/</text:p></text:note-body></text:note>. Jedná se o mezinárodní licenční standard, pomocí kterého může autor elektronického díla poskytnout své dílo k užití jiným osobám. [17]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jednoduše označí svůj dokument značkou Creative Commons, a následně uživatel daného dokumentu vstupuje automaticky do smlouvy. Majitel díla navíc přesně určí jak se s jeho dílem smí nakládat. [18]</text:p>
      <text:p text:style-name="Text_20_body">Sledování podmínek užití licence Creative Commons je jedna z velmi důležitých úkolů WebArchivu. [19] K velké změně došlo v roce 2009, kdy se Česká republika přidala k zemím s lokalizovanou verzí licence<text:note text:id="ftn8" text:note-class="footnote"><text:note-citation>8</text:note-citation><text:note-body><text:p text:style-name="Footnote">Webové stránky projektu Creative Commons lokalizovaného do Českého jazyka dostupný online na adrese http://www.creativecommons.cz/</text:p></text:note-body></text:note>. [17] WebArchiv na svých stránkách přímo poskytuje návod<text:note text:id="ftn9" text:note-class="footnote"><text:note-citation>9</text:note-citation><text:note-body><text:p text:style-name="Footnote">Podrobný návod pro přidání stránky pod licenci Creative Commons dostupný online na adrese http://www.webarchiv.cz/cc2</text:p></text:note-body></text:note> jak může majitel webového zdroje přidat svůj web pod licenci Creative Commons a samozřejmě podporuje informovanost o licenci Creative Commons.</text:p>
      <text:h text:style-name="Heading_20_3" text:outline-level="3">2.4.2 Partneři projektu</text:h>
      <text:p text:style-name="P6">Hlavní partneři projektu WebArchiv jsou: [20]</text:p>
      <text:list xml:id="list367845426" text:continue-numbering="true" text:style-name="List_20_1">
        <text:list-item>
          <text:p text:style-name="P23"><text:span text:style-name="T19">Moravská zemská knihovna</text:span><text:note text:id="ftn10" text:note-class="footnote"><text:note-citation>10</text:note-citation><text:note-body><text:p text:style-name="Footnote">Bližší informace o Moravské zemské knihovně dostupné online na adrese http://www.mzk.cz</text:p></text:note-body></text:note> – provádí výzkum, má za úkol <text:soft-page-break/>zveřejňovat výsledky výzkumu a publikuje informaci o projektu. Jejím zřizovatelem je Ministerstvo kultury ČR.</text:p>
        </text:list-item>
        <text:list-item>
          <text:p text:style-name="P23"><text:span text:style-name="T19">UVT Masarykovy univerzity</text:span><text:note text:id="ftn11" text:note-class="footnote"><text:note-citation>11</text:note-citation><text:note-body><text:p text:style-name="Footnote">Bližší informace o UVT Masarykovy univerzity dostupné online na adrese http://www.muni.cz/ics</text:p></text:note-body></text:note> – zabývá se výzkumem v oboru digitálních knihoven, zpracování a uchování multimédií. </text:p>
        </text:list-item>
        <text:list-item>
          <text:p text:style-name="P23"><text:span text:style-name="T19">CZ.NIC</text:span><text:note text:id="ftn12" text:note-class="footnote"><text:note-citation>12</text:note-citation><text:note-body><text:p text:style-name="Footnote">Bližší informace o organizaci <text:span text:style-name="T7">CZ.NIC</text:span> dostupné online <text:s/>na adrese http://www.nic.cz/</text:p></text:note-body></text:note> – Poskytuje WebArchivu seznam domén pro celoplošné sklizně v rámci domény CZ.</text:p>
        </text:list-item>
      </text:list>
      <text:h text:style-name="Heading_20_3" text:outline-level="3">2.4.3 Nasmlouvané webové zdroje</text:h>
      <text:p text:style-name="Text_20_body">Mimo licence Creative Commons má WebArchiv uzavřené smlouvy s autory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1]</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mezi projektem WebArchiv a majiteli domén dostupný online na adrese http://www.webarchiv.cz/partneri</text:p></text:note-body></text:note>. [22]</text:p>
      <text:p text:style-name="Text_20_body">WebArchiv má samozřejmě i zpracovanou politiku přijímání nových zdrojů. Preferovány jsou <text:span text:style-name="T4">„především materiály významné kulturní či vědecké hodnoty, které vznikají jako původní digitální díla (tzn. nemají souběžnou tištěnou podobu).“ </text:span><text:span text:style-name="T8">[23] O politice přijímání nových zdrojů více v části práce věnující se kritériím sklizní.</text:span></text:p>
      <text:h text:style-name="Heading_20_3" text:outline-level="3"><text:soft-page-break/>2.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online na adrese http://www.archive.org/projects/</text:p></text:note-body></text:note>.</text:p>
      <text:p text:style-name="Text_20_body">Je nasnadě, že spolupráce řešitelů projektu WebArchiv s týmem Internet Archive je velmi důležitá. Například z hlediska získávání zkušeností, technologií a informací. <text:s/>Projekty spolupracují i při vyhledávání webových zdrojů. Vyhledávání ve WebArchivu je přímo napojeno na možnost vyhledávat webové zdroje v databázi Internet Archive.</text:p>
      <text:h text:style-name="Heading_20_3" text:outline-level="3">2.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7">Pracovníci WebArchivu se účastní odborných konferencí </text:span><text:span text:style-name="Emphasis"><text:span text:style-name="T12">International Internet Preservation Consortium</text:span></text:span><text:span text:style-name="Emphasis"><text:span text:style-name="T12"><text:note text:id="ftn15" text:note-class="footnote"><text:note-citation>15</text:note-citation><text:note-body><text:p text:style-name="Footnote">Webové stránky organizace International Internet Preservation Consortium dostupné online na adrese http://netpreserve.org/about/index.php</text:p></text:note-body></text:note></text:span></text:span><text:span text:style-name="Emphasis"><text:span text:style-name="T12"> (IIPC). Od roku 2007 je projekt WebArchiv členem IIPC, což řešitelům přináší řadu výhod. Například přístup k softwaru. [1]</text:span></text:span></text:p>
      <text:h text:style-name="Heading_20_3" text:outline-level="3">2.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online na adrese http://www.ndk.cz/</text:p></text:note-body></text:note>, která projekt řeší a samozřejmě na stránkách WebArchivu<text:note text:id="ftn17" text:note-class="footnote"><text:note-citation>17</text:note-citation><text:note-body><text:p text:style-name="Footnote">Webové stránky projektu WebArchiv dostupné online na adrese http://www.webarchiv.cz</text:p></text:note-body></text:note>. K nalezení jsou jak tiskové zprávy, z kterých jsem čerpal při popisování stavu projektu, jeho cílech a záměrech, tak další dokumenty – práce, které byli na toto téma již publikovány, informační letáky, <text:soft-page-break/>příspěvky z konferencí. Popisem diplomových prací na téma WebArchiv se věnuji v příslušné části této práce.</text:p>
      <text:p text:style-name="Text_20_body">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9">Projektem WebArchiv se také intenzivně zajímá například Elektronický časopis o informační společnosti – Ikaros</text:span><text:span text:style-name="T9"><text:note text:id="ftn18" text:note-class="footnote"><text:note-citation>18</text:note-citation><text:note-body><text:p text:style-name="Footnote">Webové stránky Elektronického časopisu o informační společnosti Ikaros dostupný online na adrese http://www.ikaros.cz/</text:p></text:note-body></text:note></text:span><text:span text:style-name="T9">.</text:span></text:p>
      <text:p text:style-name="P2">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 nelze nalézt prakticky žádné podstatné informace.</text:p>
      <text:h text:style-name="Heading_20_3" text:outline-level="3"><text:span text:style-name="T1">2.4.7 </text:span>Kritéria výběru webových zdrojů</text:h>
      <text:p text:style-name="P2">Při sklízení webových zdrojů se WebArchiv řídí předem stanovenými kriterii. Pravidelně se provádí několik druhů sklízí. Jedná se o plošnou sklizeň webových zdrojů na doméně CZ a o výběrové sklizně.</text:p>
      <text:p text:style-name="P2">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2.4.7.1 Plošná archivace – harvesting</text:h>
      <text:p text:style-name="Text_20_body">Plošná archivace [24] má za cíl archivovat co největší počet bohemikálních webových zdrojů. Harvesting není náročný na filtrování a výběr sklízených zdrojů. Hlavní podmínkou pro plošnou sklizeň je doména webového zdroje. Typicky se jedná <text:soft-page-break/>o zdroje umístěné na doméně CZ. Řešitelé ale už vyvinuli nástroj, který umožní sklízet bohemikální zdroje i mimo tuto doménu.</text:p>
      <text:p text:style-name="Text_20_body">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2.4.7.2 Výběrový přístup – konspekt</text:h>
      <text:p text:style-name="Text_20_body">Výběrový přístup [24] bere oproti plošné ohled na více parametrů. Zdroje jsou řazeny v tematických okruzích, těch není prozatím mnoho, jsou jednoduše přehledné. Přehled oborů sklizených v rámci konspektu je dostupný na stránkách WebArchivu.</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zprávy. Nutné je <text:soft-page-break/>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2.4.7.3 Tematické sbírky</text:h>
      <text:p text:style-name="Text_20_body">Poslední přístup, který je využíván se orientuje na monotematické webové zdroje. [24] Kritéria výběru jsou opět podobná jako u předchozích typů sklizní. Bohužel těchto, dle mého názoru, informačně velmi hodnotný sklizní je veřejně dostupných pouze devět<text:note text:id="ftn19" text:note-class="footnote"><text:note-citation>19</text:note-citation><text:note-body><text:p text:style-name="Footnote">Přehled tematických sbírek WebArchivu dostupný online na adrese http://www.webarchiv.cz/tematicke_sbirky/</text:p></text:note-body></text:note>. Jedná se například o sbírku na téma: Výročí obsazení Československa 1968, České předsednictví EU, Prezidentské volby 2008.</text:p>
      <text:h text:style-name="P18" text:outline-level="2">2.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2.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25]</text:p>
      <text:h text:style-name="Heading_20_3" text:outline-level="3"><text:span text:style-name="Strong_20_Emphasis">2.5.2 Identifikace a omezení přístupu k "nevhodným" stránkám ve webovém archivu</text:span></text:h>
      <text:p text:style-name="Text_20_body"><text:span text:style-name="Strong_20_Emphasis"><text:span text:style-name="T7">Autorem bakalářské práce je Filip Kusalík, který ji dokončil v roce 2009. Cílem </text:span></text:span><text:soft-page-break/><text:span text:style-name="Strong_20_Emphasis"><text:span text:style-name="T7">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26]</text:span></text:span></text:p>
      <text:h text:style-name="Heading_20_3" text:outline-level="3"><text:span text:style-name="Strong_20_Emphasis">2.5.3 Rozpoznání a archivace českého webu mimo národní doménu</text:span></text:h>
      <text:p text:style-name="Text_20_body"><text:span text:style-name="Strong_20_Emphasis"><text:span text:style-name="T7">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7">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27]</text:span></text:span></text:p>
      <text:h text:style-name="Heading_20_3" text:outline-level="3"><text:span text:style-name="Strong_20_Emphasis">2.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0" text:note-class="footnote"><text:note-citation>20</text:note-citation><text:note-body><text:p text:style-name="Footnote">Webové stránky protokolu OAI-PMH dostupné online na adrese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28]</text:p>
      <text:h text:style-name="Heading_20_3" text:outline-level="3"><text:span text:style-name="Strong_20_Emphasis">2.5.5 Bibliografický popis elektronických online zdrojů v zahraniční a domácí katalogizační praxi</text:span></text:h>
      <text:p text:style-name="Text_20_body"><text:span text:style-name="Strong_20_Emphasis"><text:span text:style-name="T7">Lenka Jelínková diplomovou práci dokončila v roce 2006. Podává podrobný </text:span></text:span><text:soft-page-break/><text:span text:style-name="Strong_20_Emphasis"><text:span text:style-name="T7">přehled vývoje popisu elektronických online zdrojů v Čechách i v zahraničí v 90. letech 20. století. Důraz klade na projekty, které vývoj popisu umožnili či formovaly. Věnuje se standardu MARC 21. Následně analyzuje katalogizační praxi v Národní knihovně ČR, respektive katalogizační praxi v projektu WebArchiv. Hlavní část práce tvoří podrobná analýza příkladů popisu elektronických zdrojů.</text:span></text:span></text:p>
      <text:p text:style-name="Text_20_body"><text:span text:style-name="Strong_20_Emphasis"><text:span text:style-name="T7">Práce byla pro cenná především jako studie správného popisu elektronických online zdrojů. Řešitelé díky ní měli přesný návod jak online zdroje popisovat. [29]</text:span></text:span></text:p>
      <text:h text:style-name="Heading_20_3" text:outline-level="3"><text:span text:style-name="Strong_20_Emphasis">2.5.6 Zpřístupnění archivu českého webu</text:span></text:h>
      <text:p text:style-name="Text_20_body"><text:span text:style-name="Strong_20_Emphasis"><text:span text:style-name="T7">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0]</text:p>
      <text:h text:style-name="Heading_20_3" text:outline-level="3"><text:span text:style-name="Strong_20_Emphasis">2.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1]</text:p>
      <text:h text:style-name="P18" text:outline-level="2">2.6 Nástroje související s projektem WebArchiv</text:h>
      <text:p text:style-name="Text_20_body">V této kapitolo představuji základní nástroje, které jsou používané v rámci provozu a vývoje projektu.</text:p>
      <text:h text:style-name="Heading_20_3" text:outline-level="3">2.6.1 APACHE TOMCAT</text:h>
      <text:p text:style-name="Text_20_body">Apache Tomcat<text:note text:id="ftn21" text:note-class="footnote"><text:note-citation>21</text:note-citation><text:note-body><text:p text:style-name="Footnote">Webové stránky projektu Apache Tomcat dostupné online na adrese http://tomcat.apache.org/</text:p></text:note-body></text:note> jsem používal na svém počítači při práci na cvičných sklizních. Jedná se o kvalitní a dobře použitelný virtuální server.</text:p>
      <text:h text:style-name="Heading_20_3" text:outline-level="3">2.6.2 ARCRetriever</text:h>
      <text:p text:style-name="P2"><text:span text:style-name="T4">„Arcretriever je modul pro dodání dokumentu, jenž je součástí systému WERA. Java web aplikace na základe jména archivního souboru a pozice (offsetu) zobrazuje dokumenty vrácené z archivu.“</text:span><text:span text:style-name="T8"> [30] </text:span>Tento nástroj byl používán ve WebArchivu v kombinaci s nástrojem WERA a NutchWAX.</text:p>
      <text:h text:style-name="Heading_20_3" text:outline-level="3">2.6.3 DeDuplicator</text:h>
      <text:p text:style-name="Text_20_body">Jedná se o modul programu Heritrix, který má na starost zachytávání duplicitních souborů v rámci série sklizní. Modul<text:span text:style-name="T18"> vyvíjí</text:span><text:span text:style-name="T14"> National and University Library of Iceland a je volně dostupný</text:span><text:span text:style-name="T14"><text:note text:id="ftn22" text:note-class="footnote"><text:note-citation>22</text:note-citation><text:note-body><text:p text:style-name="Footnote">Webové stránky nástroje DeDuplicator dostupné online na adrese http://deduplicator.sourceforge.net/</text:p></text:note-body></text:note></text:span><text:span text:style-name="T14"> ke stažení. Nástroj byl poprvé nasazen při sklizni v roce 2010, funguje tak, že kontroluje duplicitu archivovaných souborů, které mají jiný mimetype než html/text.</text:span></text:p>
      <text:h text:style-name="Heading_20_3" text:outline-level="3">2.6.4 Generátor URN</text:h>
      <text:p text:style-name="Text_20_body">Nástroj dostupný na stránkách projektu WebArchivu<text:note text:id="ftn23" text:note-class="footnote"><text:note-citation>23</text:note-citation><text:note-body><text:p text:style-name="Footnote">Nástroj Generátor URN dostupný onlina na adrese http://www.webarchiv.cz/generator/dc_generator.php</text:p></text:note-body></text:note>. Slouží ke generování Dublin Core Metadata Element Set k zadané URL adrese. Nástroj byl vytvořen pracovníky WebArchivu.</text:p>
      <text:h text:style-name="Heading_20_3" text:outline-level="3">2.6.5 HERITRIX</text:h>
      <text:p text:style-name="Text_20_body">Nástroj Heritrix využívá WebArchiv přímo v provozu na sklizně webových zdrojů. Používal jsem ho při cvičných sklizních. Nástroj umožňuje široké množství <text:soft-page-break/>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4" text:note-class="footnote"><text:note-citation>24</text:note-citation><text:note-body><text:p text:style-name="Footnote">Webové stránky projektu Heritrix dostupné online na adrese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5" text:note-class="footnote"><text:note-citation>25</text:note-citation><text:note-body><text:p text:style-name="Footnote">Podrobné informace o formátu Gzip dostupné online na adrese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2.6.6 ImpEval </text:h>
      <text:p text:style-name="Text_20_body">Nástroj vytvořený v rámci bakalářské práce vypracované <text:span text:style-name="Strong_20_Emphasis"><text:span text:style-name="T7">Filipem Kusalíkem v roce 2009 s názvem Identifikace a omezení přístupu k „nevhodným“ stránkám ve webovém archivu. Tento nástroj identifikuje webové zdroje v archivu, které podle zákona není možno uchovávat. Nástroj je v současné době používán v běžném provozu WebArchivu. [26]</text:span></text:span></text:p>
      <text:h text:style-name="Heading_20_3" text:outline-level="3">2.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4">NutchWAX je součást projektu<text:note text:id="ftn26" text:note-class="footnote"><text:note-citation>26</text:note-citation><text:note-body><text:p text:style-name="Footnote">Webové stránky projektu NutchWAX dostupné online na adrese http://archive-access.sourceforge.net/projects/nutch/</text:p></text:note-body></text:note> Nutch, který zahrnuje nástroje pro archivaci a vyhledávání webových zdrojů včetně práce s arc soubory. Nutch nabízí komplexní řešení archivace webových zdrojů.</text:p>
      <text:h text:style-name="Heading_20_3" text:outline-level="3"><text:soft-page-break/>2.6.8 WA ADMIN</text:h>
      <text:p text:style-name="P5"><text:span text:style-name="T16">V roce 2009 realizoval Adam Brokeš WA Admin v2 v rámci své bakalářské práce s názvem Systém pro správu procesu archivace webových informačních zdrojů</text:span><text:span text:style-name="T16">. WA Admin v2 nahradil nástroj vytvořený Lukášem Matějkou a stejně jako WA Admin sloužil pro </text:span><text:span text:style-name="T11">správu zdrojů, vydavatelů a smluv WebArchivu. [25]</text:span></text:p>
      <text:h text:style-name="Heading_20_3" text:outline-level="3">2.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T2">.</text:span><text:span text:style-name="T1"> Nástroj sloužil pro průběžnou sklizeň a indexaci stažených webových zdrojů. Podrobněji se nástrojem zabývám v kapitole, která se týká starších prací. [30]</text:span></text:p>
      <text:h text:style-name="Heading_20_3" text:outline-level="3">2.6.10 Wayback</text:h>
      <text:p text:style-name="Text_20_body">Wayback je nástroj pro vyhledávání dokumentů v archivech. WebArchiv jej používá v běžném provozu. Je volně dostupný<text:note text:id="ftn27" text:note-class="footnote"><text:note-citation>27</text:note-citation><text:note-body><text:p text:style-name="Footnote">Webové stránky projektu Waybak dostupné online na adrese http://archive-access.sourceforge.net/projects/wayback/</text:p></text:note-body></text:note> na internetu. <text:s/>Používal jsem ho pro prohlížení mnou stažených webových zdrojů pomocí virtuálního serveru Apache Tomcat. Pro vyhledávání v archivu je potřeba vytvořit CDX index<text:note text:id="ftn28" text:note-class="footnote"><text:note-citation>28</text:note-citation><text:note-body><text:p text:style-name="Footnote">Jedná se standardní textový soubor, který obsahuje základní informace o souborech obsažených v internetovém archivu. Jednotlivé záznamy jsou v něm odděleny pouhým odřádkováním. Příklad CDX indexu je k nalezení v příloze H.</text:p></text:note-body></text:note>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2.6.11 WebAnalyzer</text:h>
      <text:p text:style-name="Text_20_body"><text:span text:style-name="T7">Nástroj, který pro WebArchiv vytvořil Ivan Vlček v rámci své bakalářské práce s názvem </text:span><text:span text:style-name="Strong_20_Emphasis"><text:span text:style-name="T7">Rozpoznání a archivace českého webu mimo národní doménu</text:span></text:span><text:span text:style-name="T7"> v roce 2008</text:span><text:span text:style-name="Strong_20_Emphasis"><text:span text:style-name="T7">. Nástroj se v současné době používá. [27]</text:span></text:span></text:p>
      <text:h text:style-name="Heading_20_3" text:outline-level="3"><text:soft-page-break/>2.6.12 Web Curator Tool</text:h>
      <text:p text:style-name="P5"><text:span text:style-name="T16">Nástroj vyvinutý</text:span><text:span text:style-name="T16"><text:note text:id="ftn29" text:note-class="footnote"><text:note-citation>29</text:note-citation><text:note-body><text:p text:style-name="Footnote">Webové stránky projektu Web Curator Tool dostupné online na adrese http://webcurator.sourceforge.net/</text:p></text:note-body></text:note></text:span><text:span text:style-name="T16"> v roce 2006</text:span><text:span text:style-name="T13"> National Library of New Zealand a The British Library. Nástroj slouží k řízení a stahování webových zdrojů. Stejně jako Dánský NetarchiveSuite používá Heritrix, na rozdíl od NetarchiveSuite je Heritrix jeho součástí.</text:span></text:p>
      <text:h text:style-name="P17" text:outline-level="1">3 Archivační formáty</text:h>
      <text:h text:style-name="Heading_20_2" text:outline-level="2">3.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0" text:note-class="footnote"><text:note-citation>30</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18" text:outline-level="2">3.2 Formát nedlib</text:h>
      <text:p text:style-name="Text_20_body">Archivy v tomto formátu již WebArchiv nepoužívá. Informace o něm jsou dostupné v diplomové práci Lukáše Matějky.</text:p>
      <text:h text:style-name="Heading_20_3" text:outline-level="3">3.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text:span text:style-name="T2"><text:note text:id="ftn31" text:note-class="footnote"><text:note-citation>31</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text:span> součtu příslušného souboru. Vyhledávání požadovaného souboru v archivu se realizovalo pomocí indexu s MD5 názvy souboru.</text:p>
      <text:h text:style-name="Heading_20_3" text:outline-level="3">3.2.2 Výhody nedlib</text:h>
      <text:list xml:id="list1487573249"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3.2.3 Nevýhody nedlib</text:h>
      <text:list xml:id="list276932010"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3.2.4 Užití v praxi ve WebArchivu</text:h>
      <text:p text:style-name="Text_20_body">Tento typ souboru se již nevyužívá a archivy v tomto formátu byli převedeny do formátu arc. Značná část byla ztracena při havárii úložiště. [30]</text:p>
      <text:h text:style-name="P18" text:outline-level="2">3.3 Formát arc</text:h>
      <text:h text:style-name="Heading_20_3" text:outline-level="3">3.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při archivaci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2" text:note-class="footnote"><text:note-citation>32</text:note-citation><text:note-body><text:p text:style-name="Footnote">Webové stránky IA Webteam JIRA dostupné online na adrese https://webarchive.jira.com/</text:p></text:note-body></text:note>. [32] Pro další informace viz též přílohy A – G.</text:p>
      <text:h text:style-name="Heading_20_3" text:outline-level="3">3.3.2 Výhody arc</text:h>
      <text:list xml:id="list814009919" text:continue-numbering="true" text:style-name="List_20_1">
        <text:list-item>
          <text:p text:style-name="List_20_1">Na rozdíl od formátu nedlib je soubor dobře čitelný – soubory stažených webových zdrojů jsou ukládány v archivech a členěny.</text:p>
        </text:list-item>
        <text:list-item>
          <text:p text:style-name="P25">Umožňuje vytváření kontrolních součtů archivovaných souborů. Respektive v jedno volné metadatové pole je určeno pro ascii checksum. V praxi se využívá md5 kontrolních součtů.</text:p>
        </text:list-item>
      </text:list>
      <text:h text:style-name="Heading_20_3" text:outline-level="3">3.3.3 Nevýhody arc</text:h>
      <text:list xml:id="list713746698" text:continue-numbering="true" text:style-name="List_20_1">
        <text:list-item>
          <text:p text:style-name="List_20_1">Neumožňuje na rozdíl od warc zabránit duplicitnímu ukládání dokumentů.</text:p>
        </text:list-item>
        <text:list-item>
          <text:p text:style-name="List_20_1">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text:soft-page-break/>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30].</text:p>
        </text:list-item>
      </text:list>
      <text:h text:style-name="Heading_20_3" text:outline-level="3">3.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prochází CDX index, který ho odkáže k archivu s požadovaným souborem. </text:span>Velmi přesný popis užití arc souborů v praxi vytvořil Adam Brokeš ve své diplomové práci: Integrace a automatizace systému v pracovních procesech projektu WebArchiv. [25]</text:p>
      <text:h text:style-name="P18" text:outline-level="2">3.4 Formát warc</text:h>
      <text:h text:style-name="Heading_20_3" text:outline-level="3">3.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text:note text:id="ftn33" text:note-class="footnote"><text:note-citation>33</text:note-citation><text:note-body><text:p text:style-name="Footnote">ISO standard za poplatek dostupný online na adrese http://www.iso.org/iso/iso_catalogue/catalogue_tc/catalogue_detail.htm?csnumber=44717. </text:p></text:note-body></text:note>. Tento standard byl ustanoven v roce 2009. Vývoj warc standardu ale probíhá již delší dobu.</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2">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2">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V příloze P je dostupný dokument IIPC zabývající se formátem. Pro úplnost uvádím i ukázku ISO standardu warc v příloze AJ<text:note text:id="ftn34" text:note-class="footnote"><text:note-citation>34</text:note-citation><text:note-body><text:p text:style-name="Footnote">Nejedná se o současný oficiální standard, ale o poslední dostupnou specifikaci z roku 2009.</text:p></text:note-body></text:note>.</text:p>
      <text:h text:style-name="Heading_20_3" text:outline-level="3">3.4.2 Výhody warc</text:h>
      <text:list xml:id="list446100091"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text:span><text:soft-page-break/><text:span text:style-name="T1">pravděpodobností i budoucnosti.</text:span></text:p>
        </text:list-item>
        <text:list-item>
          <text:p text:style-name="List_20_1">Ve warc archivech se neukládají archivované soubory duplicitně. Pokud již archivovaný soubor je jednom z warc archivů tak se na něj ostatní odkazují. To přináší úsporu kapacity. Zjistil jsem, že při převodu archivu Britské knihovně, zvažovali pracovníci, jestli tuto funkcionalitu využít. Nakonec se však rozhodli, že časová náročnost řešení, je pro ně důležitější než úspora místa, které by dosáhli deduplikací. [příloha Q]</text:p>
        </text:list-item>
        <text:list-item>
          <text:p text:style-name="P24">Na rozdíl od arc archivů umožňují warc archivy ukládat nejen http odezvy, ale také původní požadavky.</text:p>
        </text:list-item>
        <text:list-item>
          <text:p text:style-name="P24">Warc umí pracovat s více protokoly: HTTP, FTP, NNTP a SMTP.</text:p>
        </text:list-item>
        <text:list-item>
          <text:p text:style-name="P24">Warc umožňují ukládat větší škálu metadat. Je možné přidávat metadata podle vlastních potřeby, což se může využít při speciálních požadavcích určených vnitřní politikou ukládání souborů.</text:p>
        </text:list-item>
        <text:list-item>
          <text:p text:style-name="P25">Nativně umožňuje kompresi dat.</text:p>
        </text:list-item>
        <text:list-item>
          <text:p text:style-name="P25"><text:span text:style-name="T8">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8"><text:note text:id="ftn35" text:note-class="footnote"><text:note-citation>35</text:note-citation><text:note-body><text:p text:style-name="Footnote">Popis RFC standardu SHA-1 dostupný online na adrese http://tools.ietf.org/html/rfc3174</text:p></text:note-body></text:note></text:span><text:span text:style-name="T8"> hashovací funkcí pro jednoznačné určení stažených dokumentů.</text:span></text:p>
        </text:list-item>
      </text:list>
      <text:h text:style-name="Heading_20_3" text:outline-level="3">3.4.3 Nevýhody warc</text:h>
      <text:list xml:id="list420661179" text:continue-numbering="true" text:style-name="List_20_1">
        <text:list-item>
          <text:p text:style-name="P24">Neobsahují samoopravný kód – pokud se archiv poruší tak není možné rekonstruovat jeho obsah. To však není dáno vlastnostmi warc archivů, ale tím, že archivy se po vytvoření ještě komprimují nástrojem GZIP.</text:p>
        </text:list-item>
        <text:list-item>
          <text:p text:style-name="P24">Prozatím není vyřešeno, jak efektivně využít možnost ukládání větší škály metadat. Za tímto účelem bude nutno provést další studie.</text:p>
        </text:list-item>
        <text:list-item>
          <text:p text:style-name="P24">Prozatím nejsou implementovány nutné nástroje na práci s warc <text:soft-page-break/>soubory. Před jejich zavedením v projektu WebArchiv bude potřeba tyto nástroje implementovat.</text:p>
        </text:list-item>
        <text:list-item>
          <text:p text:style-name="P24">Zpětná převoditelnost z warc do arc není prozatím triviálně možná. [33] Tím pádem se nedají případné nové sklizně ve formátu warc zařadit ke starým sklizním ve formátu arc.</text:p>
        </text:list-item>
        <text:list-item>
          <text:p text:style-name="P24">Převod celého archivu do formátu warc bude časově a výpočetně velmi náročný a jakákoliv chyba může znamenat ztrátu dat.</text:p>
        </text:list-item>
      </text:list>
      <text:h text:style-name="Heading_20_3" text:outline-level="3">3.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Heading_20_3" text:outline-level="3">3.4.5 Deduplikace souborů</text:h>
      <text:h text:style-name="P17" text:outline-level="1">4 Migrace archivu z formátu arc do formátu warc</text:h>
      <text:h text:style-name="Heading_20_2" text:outline-level="2">4.1 O migraci</text:h>
      <text:h text:style-name="Heading_20_3" text:outline-level="3">4.1.1 Úvod</text:h>
      <text:p text:style-name="P2">Převod arc archivů do formátu warc je specifický problém. Různé instituce používají různé formáty na ukládání webových zdrojů. Většina těchto institucí bude mít právě snahu převést uložená data do formátu warc. </text:p>
      <text:p text:style-name="P2">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2">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2">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Heading_20_3" text:outline-level="3">4.1.2 Britská knihovna</text:h>
      <text:p text:style-name="P2">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2">O převodu, který provedli, zatím není dostatek informací. Pracovníci Britské knihovny však použili pro migraci nástroje, které nejsou přímo použitelné <text:soft-page-break/>ve WebArchivu. Používali totiž jiné nástroje pro ukládání dat a práci s archivy – Web Curator Tool a PANDAS. Překvapilo mě, že nevyužili ani možnosti deduplikace souborů. [příloha Q]</text:p>
      <text:h text:style-name="P18" text:outline-level="2">4.2 Použité nástroje</text:h>
      <text:p text:style-name="Text_20_body">Kromě samotných nástrojů pro migrci arc archivů jsem používal i jiné nástroje, zde podávám jejich přehled.</text:p>
      <text:h text:style-name="P19" text:outline-level="3">4.2.1 JHOVE</text:h>
      <text:p text:style-name="P2">Slouží k identifikaci a validaci souborů. Program disponuje množstvím modulů pro rozpoznávání formátů souborů. V příloze F je dostupná ukázka výstupu programu JHOVE pro arc soubor. Program je používal jen k pokusnému testování souborů.</text:p>
      <text:p text:style-name="P2">Konkrétně program umožňuje identifikaci, validaci a charakterizaci digitálních objektů. Identifikace je proces, který určuje formát objektu. Validace určuje stupeň korespondence daného objektu se specifikací příslušného formátu. Charakterizace navíc informuje o specifických vlastnostech daného objektu.</text:p>
      <text:p text:style-name="P2">Tyto operace jsou potřebné při správě digitálního archivu. Jeho použití je nutné při uchovávání digitálních souborů. Řešitelé projektu Webarchiv musí nutně vědět, jaké typy souborů uchovávají v repositářích. Jedním z hlavních důvodů je možnost zpětné převoditelnosti uchovaných webových zdrojů a jejich interpretace<text:note text:id="ftn36" text:note-class="footnote"><text:note-citation>36</text:note-citation><text:note-body><text:p text:style-name="Footnote">Různé verze elektronických dokumentů je možno zobrazit správně pouze specifickými nástroji. Proto je potřeba mít informace o tom, jaké verze dokumentů archiv obsahuje.</text:p></text:note-body></text:note>.</text:p>
      <text:p text:style-name="P2">JHOVE obsahuje moduly pro práci s bytestreamy, ASCII a UTF-8 texty, AIFF a WAVE audio soubory. Dále s obrázky typu GIF, JPEG, JPEG 2000, TIFF. PDF soubory, textovými a XML output handlery. Je naprogramován v programovacím jazyce Java.</text:p>
      <text:p text:style-name="P2">Jelikož je již zastaralý, používal jsem pro svou práci jeho novější verzi: JHOVE2. Přesto je tento nástroj stále vyvíjen a dostupný k volnému stažení<text:note text:id="ftn37" text:note-class="footnote"><text:note-citation>37</text:note-citation><text:note-body><text:p text:style-name="Footnote">Webové stránky projektu JHOVE dostupné online na adrese http://sourceforge.net/projects/jhove/</text:p></text:note-body></text:note>.</text:p>
      <text:h text:style-name="P19" text:outline-level="3">4.2.2 JHOVE2</text:h>
      <text:h text:style-name="P22" text:outline-level="4">4.2.2.1 Úvod</text:h>
      <text:p text:style-name="Text_20_body"><text:span text:style-name="T1">Program je novější verzí již zmíněného programu JHOVE. Slouží k validaci </text:span><text:soft-page-break/><text:span text:style-name="T1">a identifikaci souborů. Program je vyvíjen v mnoha variantách</text:span><text:span text:style-name="T1"><text:note text:id="ftn38" text:note-class="footnote"><text:note-citation>38</text:note-citation><text:note-body><text:p text:style-name="Footnote">Distribuované verzovací systémy umožňují při vývoji projektu v určitém checkpointu rozdělit zdrojový kód na dvě části (forky) a pracovat na nich nezávisle. Přičemž checkpoint reprezentuje všechny dostupnými komponentami projektu. Přehled různých variant projektu JHOVE2 dostupný online na adrese https://bitbucket.org/jhove2/main/descendants</text:p></text:note-body></text:note></text:span><text:span text:style-name="T1"> – v rámci distribuovaného verzovacího systému Mercurial na serveru www.bitbucket.com. Je vyvíjen JHOVE2 Project Team – California Digital Library, Portico, Stanford University .</text:span></text:p>
      <text:p text:style-name="P2">Protože je JHOVE2 vyvíjen mnoha různými vývojáři, vznikají různé verze tohoto programu se specifickými druhy přidané funkcionality. Pro mé účely jsem použil oficiální verzi<text:note text:id="ftn39" text:note-class="footnote"><text:note-citation>39</text:note-citation><text:note-body><text:p text:style-name="Footnote">Webová stránka projektu JHOVE2 dostupná online na adrese https://bitbucket.org/jhove2/</text:p></text:note-body></text:note> a dále verzi určenou pro validaci testování souborů<text:note text:id="ftn40" text:note-class="footnote"><text:note-citation>40</text:note-citation><text:note-body><text:p text:style-name="Footnote">Webová stránka projektu JHOVE2-BNF dostupná online na adrese <text:s/><text:span text:style-name="T1">https://bitbucket.org/lbihanic/jhove2-bnf/overview</text:span></text:p></text:note-body></text:note>, která má zásuvný modul pro analýzu arc souborů.</text:p>
      <text:p text:style-name="P2">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 V příloze G a O je ukázka výstupu z nástroje pro arc a warc soubor. Příloha AH obsahuje archiv s nástrojem JHOVE2. </text:p>
      <text:p text:style-name="P2">Implementací a analýzou několika archivů z depozitáře WebArchivu se zabývám v jiné kapitole.</text:p>
      <text:h text:style-name="P22" text:outline-level="4">4.2.2.2 O programu<text:note text:id="ftn41" text:note-class="footnote"><text:note-citation>41</text:note-citation><text:note-body><text:p text:style-name="Footnote">V celé kapitole používám při popisu funkcí a vlastností nástroje vlastní překlady.</text:p></text:note-body></text:note></text:h>
      <text:p text:style-name="Text_20_body"><text:span text:style-name="T1">Detailní informace o programu jsou obsaženy v uživatelské příručce, která je k nahlédnutí v příloze AF. Další podstatné informace lze nalézt v dokumentu z roku 2010, který se věnuje aktualizaci nástroje, je přiložen k bakalářské práci v příloze AG. </text:span><text:span text:style-name="T2">Nástroj je napsán v programovacím jazyce Java a ke svému správnému běhu vyžaduje The OpenSP SGML parser.</text:span></text:p>
      <text:p text:style-name="Text_20_body"><text:span text:style-name="T1">Jak jsem zmínil výše, program JHOVE2 je novější verzí programu JHOVE2 a jako takový přináší nové možnosti a funkcionality. Hlavní změnou je to, že u objektů </text:span><text:soft-page-break/><text:span text:style-name="T1">provádí charakterizaci, která je oproti původním partikulárním testovacím procesům u JHOVE komplexnější. „</text:span><text:span text:style-name="T5">Characterization is the process of examining a formatted digital source unit and automatically extracting or deriving representation information </text:span><text:span text:style-name="T5">about that source unit that is indicative of its significant nature and useful for purposes of classification, analysis, and use.</text:span><text:span text:style-name="T2">“ [příloha AF]</text:span></text:p>
      <text:p text:style-name="P3">Charakterizace se skládá ze čtyř procedur:</text:p>
      <text:list xml:id="list1862129571" text:continue-numbering="true" text:style-name="List_20_1">
        <text:list-item>
          <text:p text:style-name="P23"><text:span text:style-name="T3">Identifikace</text:span><text:span text:style-name="T1"> – určení formátu objektu.</text:span></text:p>
        </text:list-item>
        <text:list-item>
          <text:p text:style-name="P26">Feature extraction (extrakce rysů)<text:span text:style-name="T7"> – určení charakteristických rysů objektu.</text:span></text:p>
        </text:list-item>
        <text:list-item>
          <text:p text:style-name="P23"><text:span text:style-name="T3">Validace</text:span><text:span text:style-name="T1"> – určení stupně korespondence objektu se specifikací formátu.</text:span></text:p>
        </text:list-item>
        <text:list-item>
          <text:p text:style-name="List_20_1"><text:span text:style-name="T3">Assessment (posouzení)</text:span><text:span text:style-name="T2"> – určení stupně korespondence objektu se specifickými nároky určenými uživatelem softwaru. Nástroj je tedy možno „personalizovat“ pro potřeby uživatele, což je výhodné hlavně proto, že téměř každá organizace zabývající se archivací webových zdrojů, používá odlišnou politiku archivace dat. Nástroj poté dovede například určit rizika při práci s různými objekty, nebo provést či doporučit další akce ke zpracování objektů.</text:span></text:p>
        </text:list-item>
      </text:list>
      <text:p text:style-name="P8">Mezi další přednosti programu patří <text:span text:style-name="T7">[příloha AF]:</text:span></text:p>
      <text:list xml:id="list608716066" text:style-name="L1">
        <text:list-item>
          <text:p text:style-name="P15">Modulární architektura a práce s plug-iny</text:p>
        </text:list-item>
        <text:list-item>
          <text:p text:style-name="P15">Jednoduché API a design základních modulů</text:p>
        </text:list-item>
        <text:list-item>
          <text:p text:style-name="P15">Bufferovaní I/O operací</text:p>
        </text:list-item>
        <text:list-item>
          <text:p text:style-name="P15">Internacionalizovaný výstup, JHOVE2 podporuje více formátů – JSON, XML, text) ,</text:p>
        </text:list-item>
        <text:list-item>
          <text:p text:style-name="P15">Široká možnost konfigurace nástroje</text:p>
        </text:list-item>
        <text:list-item>
          <text:p text:style-name="P15">Kompletní dokumentace nástroje</text:p>
        </text:list-item>
        <text:list-item>
          <text:p text:style-name="P14"><text:span text:style-name="T9">Široká škála rozpoznatelných objektů</text:span><text:span text:style-name="T10"><text:note text:id="ftn42" text:note-class="footnote"><text:note-citation>42</text:note-citation><text:note-body><text:p text:style-name="Footnote">V následujícím odstavci podávám pouze neúplný výčet podporovaných objektů, podrobný výčet lze nalézt v příloze AG.</text:p></text:note-body></text:note></text:span></text:p>
        </text:list-item>
      </text:list>
      <text:p text:style-name="Text_20_body"><text:soft-page-break/><text:span text:style-name="T9">Hlavní předností nástroje je samozřejmě široká škála typů souborů, které dokáže identifikovat a valido</text:span><text:span text:style-name="T10">vat. Identifikovat dokáže JHOVE2 všechny objekty obsažené </text:span><text:span text:style-name="T10">v databázi PRONOM</text:span><text:span text:style-name="T10"><text:note text:id="ftn43" text:note-class="footnote"><text:note-citation>43</text:note-citation><text:note-body><text:p text:style-name="Footnote">Organizace zabývající se problematikou souborových formátů a softwarových produků s nimi souvisejících. Webové stránky databáze PRONOM dostupné online na adrese http://www.nationalarchives.gov.uk/PRONOM</text:p></text:note-body></text:note></text:span><text:span text:style-name="T10">, respektive objekty, které definují DROID signature files</text:span><text:span text:style-name="T10"><text:note text:id="ftn44" text:note-class="footnote"><text:note-citation>44</text:note-citation><text:note-body><text:p text:style-name="Footnote">DROID (Digital Record Object Identificatio), je nástroj pro automatickou identifikaci formátu soubo<text:span text:style-name="T20">rů</text:span><text:span text:style-name="T15">. Webové stránky nástroje DROID dostupné online na adrese http://droid.sourceforge.net/</text:span></text:p></text:note-body></text:note></text:span><text:span text:style-name="T10"> – jedná se o více než 550 formátů. Výčet typů objektů, které dovede JHOVE2 validovat obsahuje formáty či standardy jako:</text:span><text:span text:style-name="T9"> ICC color profile, JPEG 2000, PDF, SGML, Shapefile, TIFF, UTF-8, WAVE, XML, Zip.</text:span></text:p>
      <text:p text:style-name="P2"><text:span text:style-name="T8">Nástroj tedy poskytuje velký potenciál pro využití v při řešení problému s archivací webových zdrojů. Je podporován a užíván velkým množstvím organizací a dá se říci, že patří mezi uznávaný a standardní nástroj.</text:span></text:p>
      <text:h text:style-name="Heading_20_3" text:outline-level="3">4.2.3 Jpype</text:h>
      <text:p text:style-name="Text_20_body">Nástroj umožňující spuštění programů napsaných v programovacím jazyce Java v rámci programu napsaného v programovacím jazyce Python. Použití tohoto nástroje bylo nutné kvůli tomu, že nástroje pro migraci arc archivů jsou psány v programovacím jazyce Python, ale JHOVE2 je programován jazyce Java.</text:p>
      <text:p text:style-name="Text_20_body">Nástroj v podstatě umožní spuštění Java Virtual Machine uvnitř Python skriptu a následně práci s Java aplikací. Nástroj je dostupný volně ke stažení na webových stránkách<text:note text:id="ftn45" text:note-class="footnote"><text:note-citation>45</text:note-citation><text:note-body><text:p text:style-name="Footnote">Webové stránka projektu dostupná online na adrese http://jpype.sourceforge.net/</text:p></text:note-body></text:note> jeho vývojářů. Jeho využití bylo zásadní pro možnost testování převáděných ARC archivů. V příloze AI je archiv s nástrojem Jpype.</text:p>
      <text:h text:style-name="P18" text:outline-level="2">4.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4.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6" text:note-class="footnote"><text:note-citation>46</text:note-citation><text:note-body><text:p text:style-name="Footnote"><text:s/>Webové stránky projektu WARCTOOLS dostupná online na adrese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 WARCTOOLS. Příloha AC obsahuje kompletní nástroj.</text:p>
      <text:h text:style-name="Heading_20_4" text:outline-level="4">4.3.1.1 Kompatibilita s ostatními nástroji</text:h>
      <text:p text:style-name="Text_20_body">Nástroj WARCDUMP není kompatibilní s ostatními mnou testovanými nástroji.</text:p>
      <text:list xml:id="list383309377" text:continue-list="list1862129571"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stovanými nástroji.</text:p>
      <text:list xml:id="list46539475"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text:soft-page-break/>pro soubory typu arc hlásí: Incompatible Warc Version</text:p>
        </text:list-item>
      </text:list>
      <text:p text:style-name="Text_20_body">Nástroj tedy není přímo kompatibilní s ostatními mnou testovanými nástroji.</text:p>
      <text:h text:style-name="Heading_20_4" text:outline-level="4">4.3.1.2 Další parametry</text:h>
      <text:list xml:id="list1117949782"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4.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text:note text:id="ftn47" text:note-class="footnote"><text:note-citation>47</text:note-citation><text:note-body><text:p text:style-name="Footnote">Webové stránky projektu WARC-TOOLS / hanzo dostupné online na adrese http://code.hanzoarchives.com/warc-tools/wiki/Home</text:p></text:note-body></text:note>.</text:p>
      <text:p text:style-name="Text_20_body">V příloze W je k nalezení dokumentace nástroje. Příloha X obsahuje výstup z nástroje WARCDUMP a příloha Y výstup z nástroje JHOVE2 pro daný warc soubor. <text:s/><text:bookmark-start text:name="__DdeLink__2630_1898542784"/>Příloha AD obsahuje kompletní nástroj.<text:bookmark-end text:name="__DdeLink__2630_1898542784"/></text:p>
      <text:h text:style-name="Heading_20_4" text:outline-level="4">4.3.2.1 Kompatibilita s ostatními nástroji</text:h>
      <text:list xml:id="list773331699"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text:soft-page-break/>Dokumentace nástroje s nástrojem WARC-TOOLS / kpk09 je totožná</text:p>
        </text:list-item>
      </text:list>
      <text:h text:style-name="Heading_20_4" text:outline-level="4">4.3.2.2 Další parametry</text:h>
      <text:list xml:id="list440080295"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4.3.3 WARC-TOOLS / kpk09</text:h>
      <text:p text:style-name="Text_20_body">Třetí mnou testovaný nástroj na určený pro migraci arc souborů do warc souborů. Jedná se o projekt, který je vyvíjen jako fork k původnímu kódu WARC TOOLS / hanzo<text:note text:id="ftn48" text:note-class="footnote"><text:note-citation>48</text:note-citation><text:note-body><text:p text:style-name="Footnote">Webové stránky projektu WARC-TOOLS / kpk09 dostupné online na adrese https://bitbucket.org/kpk09/warc-tools/wiki/Home</text:p></text:note-body></text:note>.</text:p>
      <text:p text:style-name="P2">V příloze Z je k nalezení dokumentace nástroje. Příloha AA obsahuje výstup z nástroje WARCDUMP a příloha AB výstup z nástroje JHOVE2 pro daný warc soubor. Příloha AE obsahuje kompletní nástroj.</text:p>
      <text:h text:style-name="P22" text:outline-level="4">4.3.3 1 Kompatibilita s ostatními nástroji</text:h>
      <text:list xml:id="list962296214"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2" text:outline-level="4">4.3.3.2 Další parametry</text:h>
      <text:list xml:id="list810148474" text:continue-numbering="true" text:style-name="List_20_1">
        <text:list-item>
          <text:p text:style-name="P24">Nemá napsané skripty pro hromadnou migraci.</text:p>
        </text:list-item>
        <text:list-item>
          <text:p text:style-name="P24"><text:soft-page-break/>Při převodu arc souborů nepřibalí k souboru data. Je potřeba mu dávat na vstup arc.gz soubory.</text:p>
        </text:list-item>
        <text:list-item>
          <text:p text:style-name="P24">Po otestování na zkušebním vzorku je textový warc soubor, totožný se souborem z WARCTOOLS / hanzo.</text:p>
        </text:list-item>
        <text:list-item>
          <text:p text:style-name="P24">Nástroj je v současné době vyvíjen.</text:p>
        </text:list-item>
        <text:list-item>
          <text:p text:style-name="P24">Nástroj nemá dokončenou dokumentaci. V manuálu stojí, že vytváří „crappy“ warc soubory. Nástroj pro migraci je údajně převzat z nástroje WARCTOOLS. [příloha Z]</text:p>
        </text:list-item>
      </text:list>
      <text:h text:style-name="P18" text:outline-level="2">4.4 Podobnost WARCTOOLS / hanzo s kpk09</text:h>
      <text:p text:style-name="Text_20_body">Jak jsem zmínil již výše nástroje WARCTOOLS / hanzo s WARCTOOLS / kpk09 jsou si velmi podobné. Tato podobnost logicky vychází z toho, že WARCTOOLS / kpk09 vychází z nástroje druhého.</text:p>
      <text:p text:style-name="Text_20_body">Pokud bychom chtěli důsledně porovnávat tyto dva nástroje můžeme to udělat dvěma způsoby. První způsob je porovnání výstupů pro stejný vstup a druhý je porovnání zdrojového kódu.</text:p>
      <text:h text:style-name="Heading_20_3" text:outline-level="3">4.4.1 Porovnání výstupů pro stejné vstupy</text:h>
      <text:p text:style-name="Text_20_body">Testoval jsem nástroje pro převod na vlastním vzorku arc archivů. Konkrétně jsem testoval podobnost příslušných dvou warc.gz archivů a jejich výstupů při použití nástroje WARCDUMP.</text:p>
      <text:p text:style-name="Text_20_body">Výstupy z nástroje WARCDUMP jsem porovnával pomocí nástroje diff<text:note text:id="ftn49" text:note-class="footnote"><text:note-citation>49</text:note-citation><text:note-body><text:p text:style-name="Footnote">Informace o nástroji diff jsou dostupné online na adrese http://unixhelp.ed.ac.uk/CGI/man-cgi?diff</text:p></text:note-body></text:note>. Výsledky byli až na názvy cest k archivům totožné. Testování samotných warc.gz souborů jsem prováděl pomocí nástroje zdiff<text:note text:id="ftn50" text:note-class="footnote"><text:note-citation>50</text:note-citation><text:note-body><text:p text:style-name="Footnote">Informace o nástroji zdiff jsou dostupné online na adrese http://resin.csoft.net/cgi-bin/man.cgi?section=1&amp;topic=zdiff</text:p></text:note-body></text:note>, i tento nástroj potvrdil totožnost souborů.</text:p>
      <text:p text:style-name="Text_20_body">Musím zdůraznit, že jsem použil relativně malý testovací vzorek. Proto abych mohl uspokojivě konstatovat, bych musel použít mnohem větší vzorek dat. Navíc bych musel testovat archivy s různým obsahem – dá se očekávat, že by mohlo dojít k iferenciaci výstupů, kdyby archivy obsahovali atypické typy souborů.</text:p>
      <text:h text:style-name="Heading_20_3" text:outline-level="3">4.4.2 Porovnání zdrojového kódu</text:h>
      <text:p text:style-name="Text_20_body">Porovnání zdrojového kódu je náročnější procedura, ale pravděpodobně může jasně odpovědět na otázku. Pravděpodobně by bylo nejlepší dotázat se na rozdílnost obou nástrojů přímo vývojářů. </text:p>
      <text:p text:style-name="Text_20_body">Server, na kterém jsou oba nástroje umístěny, umožňuje přímé porovnávání pomocí nástroje diff. Informace o rozdílnosti je možné zhlédnout z dvou hledisek.</text:p>
      <text:list xml:id="list347104996" text:continue-numbering="true" text:style-name="List_20_1">
        <text:list-item>
          <text:p text:style-name="List_20_1"><text:soft-page-break/>Změny v WARCTOOLS / hanzo, které se neprojevily v druhém nástroji<text:note text:id="ftn51" text:note-class="footnote"><text:note-citation>51</text:note-citation><text:note-body><text:p text:style-name="Footnote">Náhled změn mezi jednotlivými porovnávanými nástroji dostupný online na adrese https://bitbucket.org/kpk09/warc-tools/compare/hanzo/warc-tools..</text:p></text:note-body></text:note>. Jde o modifikaci ve 34 souborech.<text:note text:id="ftn52" text:note-class="footnote"><text:note-citation>52</text:note-citation><text:note-body><text:p text:style-name="Footnote">Údaj platný k 11.4.20012.</text:p></text:note-body></text:note></text:p>
        </text:list-item>
        <text:list-item>
          <text:p text:style-name="List_20_1">Změny v WARCTOOLS /kpk09, které se neprojevily v druhém nástroji<text:note text:id="ftn53" text:note-class="footnote"><text:note-citation>53</text:note-citation><text:note-body><text:p text:style-name="Footnote">Náhled změn mezi jednotlivými porovnávanými nástroji dostupný online na adrese https://bitbucket.org/kpk09/warc-tools/compare/..hanzo/warc-tools</text:p></text:note-body></text:note>. Jde o modifikaci v 7 souborech.<text:note text:id="ftn54" text:note-class="footnote"><text:note-citation>54</text:note-citation><text:note-body><text:p text:style-name="Footnote">Údaj platný k 11.4.20012.</text:p></text:note-body></text:note></text:p>
        </text:list-item>
      </text:list>
      <text:h text:style-name="P18" text:outline-level="2">4.5 Závěry z porovnávání nástrojů</text:h>
      <text:p text:style-name="Text_20_body"/>
      <text:p text:style-name="Text_20_body">Asi doporučím užití hanzo</text:p>
      <text:p text:style-name="Text_20_body">warc už nejsou podporované.</text:p>
      <text:p text:style-name="Text_20_body">KPK nevím o co mu de.</text:p>
      <text:p text:style-name="Text_20_body">Vidím největší perspektivu u hanza, bude pravděppodobně nadále podporován.</text:p>
      <text:h text:style-name="P18" text:outline-level="2">4.6 Implementace úprav v migračních nástrojích</text:h>
      <text:h text:style-name="Heading_20_3" text:outline-level="3">4.6.1 Úvod</text:h>
      <text:p text:style-name="Text_20_body">Mým úkolem bylo najít způsob, jak při procesu migrace zjistit obsah převáděného archivu. To znamená, že jsem měl v průběhu migrace provést analýzu obsahu archivu.</text:p>
      <text:p text:style-name="Text_20_body">Z toho důvodu jsem musel provést několik změn nástroji JHOVE2 a nástrojích WARCTOOLS, respektive jsem změnu provedl jen v nástroji W<text:bookmark-start text:name="__DdeLink__1627_1653336233"/>ARCTOOLS. / hanzo<text:bookmark-end text:name="__DdeLink__1627_1653336233"/>. Změna v ostatních nástrojích WARCTOOLS by znamenala obdobné zásahy a pravděpodobně by vedla je stejným výsledkům, jak vyplývá z výsledků porovnání jednotlivých nástrojů.</text:p>
      <text:h text:style-name="Heading_20_3" text:outline-level="3">4.6.2 Úprava JHOVE2</text:h>
      <text:p text:style-name="P2">Nástroj JHOVE2 je implementován v programovacím jazyce Java, jak jsem zmínil již výše. Jelikož je napsán tak, aby ho bylo možné spouštět z příkazového řádku, musel jsem provést změny, který by mi umožnili spouštět jej přímo z těla programu WARCTOOLS. / hanzo. Bylo tedy nutno implementovat další třídu.</text:p>
      <text:p text:style-name="P2">Výsledná třída je tedy spuštěna přímo z programu WARCTOOLS. / hanzo a obstará inicializaci a předání instrukcí nástroji JHOVE2, který prak provede všechny operace a vytvoří výstupný soubor. P<text:span text:style-name="T8">roblémem bylo, že program JHOVE2 neumožňuje vícenásobné spuštění, jelikož pro každé spuštění musí znova inicializovat svojí </text:span><text:span text:style-name="T4">Berkeley DB</text:span><text:span text:style-name="T8"> databázi – což by při implementaci do progamu </text:span><text:span text:style-name="T4">arc2warc</text:span><text:span text:style-name="T8"> působilo problémy. Proto bylo v mnou implementované třídě umožněno, aby mohl zpracovat libovolné množství souborů najednou. </text:span>JHOVE2 dovede zpracovat díky úpravě libovolné množství souborů a pro ně vytvořit výstupní soubor s analýzou jejich obsahu. Ukázku této třídy je možno najít v příloze AK. </text:p>
      <text:h text:style-name="P19" text:outline-level="3">4.6.2 Úprava <text:bookmark-start text:name="__DdeLink__2073_1653336233"/><text:bookmark-start text:name="__DdeLink__1633_1653336233"/>WARCTOOLS. / hanzo<text:bookmark-end text:name="__DdeLink__2073_1653336233"/><text:bookmark-end text:name="__DdeLink__1633_1653336233"/></text:h>
      <text:p text:style-name="Text_20_body"><text:span text:style-name="T1">Při úpravě nástroje WARCTOOLS. / hanzo stačilo upravit pouze program </text:span><text:span text:style-name="T6">arc2warc.py.</text:span><text:span text:style-name="T9"> </text:span></text:p>
      <text:p text:style-name="Text_20_body"><text:span text:style-name="T9">Bylo nutné provést takové změny, aby bylo možno přímo při jeho běhu spouštět </text:span><text:soft-page-break/><text:span text:style-name="T9">Java aplikaci. A upravit program tak, aby bylo možno přistupovat k jednotlivým souborům uvnitř arc archivu. Dalším problémem bylo, že program JHOVE2 neumožňuje vícenásobné spuštění. Opakovaná inicializace by však byla výpočetně velmi náročná</text:span><text:span text:style-name="T9"><text:note text:id="ftn0" text:note-class="footnote"><text:note-citation>55</text:note-citation><text:note-body><text:p text:style-name="Footnote">Typický archiv je má velikost 100MB a obsahuje stovky až tisíce souborů.</text:p></text:note-body></text:note></text:span><text:span text:style-name="T9">.</text:span></text:p>
      <text:p text:style-name="P2">Program pracuje tak, že během převodu archivu si do dočasného adresáře ukládá jednotlivé soubory, která zpracuje a přidá do warc archivu. Potom, co je warc archiv hotový, se spustí JHOVE2, který provede analýzu všech souborů v archivu. Pro tyto účely bylo potřeba použít výše zmíněný nástroj Jpype, který umožňuje efektivně spouštět Java aplikace v rámci skriptů v jazyce Python.</text:p>
      <text:p text:style-name="P2">Ukázku upraveného programu <text:span text:style-name="T4">arc2warc.py</text:span><text:span text:style-name="T8"> pod názvem </text:span><text:span text:style-name="T4">arc2warc_jhove2.py.</text:span> nabízím v příloze AL, kde jsou i moje komentáře k úpravám zdrojového kódu.</text:p>
      <text:h text:style-name="P18" text:outline-level="2">4.7 Výstupy z analýzy obsahu převáděných archivů</text:h>
      <text:h text:style-name="P17" text:outline-level="1">5 Závěr</text:h>
      <text:p text:style-name="Text_20_body">Napiš, že výstupy použiješ jako zprávu pro Národní knihovnu</text:p>
      <text:h text:style-name="P17" text:outline-level="1">Seznam literatury</text:h>
      <text:p text:style-name="seznam_20_literatury">*[1] Co je WebArchiv?. WEBARCHIV. <text:span text:style-name="T4">WebArchiv</text:span> [online]. 21.3.2012 [cit. 2012-03-21]. Dostupné z: http.//www.webarchiv.cz</text:p>
      <text:p text:style-name="seznam_20_literatury">*[2] Charakteristika Webarchivu. WEBARCHIV. <text:span text:style-name="T4">Webarchiv</text:span> [online]. 21.3.2012 [cit. 2012-03-21]. Dostupné z: http://www.webarchiv.cz/wainfo/</text:p>
      <text:p text:style-name="seznam_20_literatury">*[3] Dokumenty. WEBARCHIV. <text:span text:style-name="T4">Webarchiv</text:span> [online]. 21.3.2012 [cit. 2012-03-21]. Dostupné z: http://www.webarchiv.cz/dokumenty/</text:p>
      <text:p text:style-name="seznam_20_literatury">*[4] CELBOVÁ, Ludmila. <text:span text:style-name="T4">Registrace, ochrana a zpřístupnění domácích elektronických zdrojů v síti Internet</text:span>. 2000. Dostupné z: http://www.webarchiv.cz/files/dokumenty/zpravy/zprava2000.pdf</text:p>
      <text:p text:style-name="seznam_20_literatury">*[5] CELBOVÁ, Ludmila. <text:span text:style-name="T4">Registrace, ochrana a zpřístupnění domácích elektronických zdrojů v síti Internet</text:span>. 2002. Dostupné z: http://www.webarchiv.cz/files/dokumenty/zpravy/zprava2001/zprava2001.pdf</text:p>
      <text:p text:style-name="seznam_20_literatury">*[6] CELBOVÁ, Ludmila. <text:span text:style-name="T4">WebArchiv - vytvoření podmínek pro zpřístupnění českých webových zdrojů: knihovnické, legislativní a technické aspekty</text:span>. 2003. Dostupné z: http://www.webarchiv.cz/files/dokumenty/zpravy/zprava2002.pdf</text:p>
      <text:p text:style-name="seznam_20_literatury">*[7] STOKLASOVÁ, Bohdana. <text:span text:style-name="T4">Budování vzájemně kompatibilních informačních systémů pro přístup k heterogenním informačním zdrojům a jejich zastřešení prostřednictvím Jednotné informační brány</text:span>. 2004. Dostupné z: http://webarchiv.cz/files/dokumenty/zpravy/Zamer2004Zpravatextrev.doc</text:p>
      <text:p text:style-name="seznam_20_literatury">*[8] STOKLASOVÁ, Bohdana. <text:span text:style-name="T4">Budování vzájemně kompatibilních informačních systémů pro přístup k heterogenním informačním zdrojům a jejich zastřešení prostřednictvím Jednotné informační brány</text:span>. 2005. Dostupné z: http://webarchiv.cz/files/dokumenty/zpravy/Zamer2005Zpravatext.doc</text:p>
      <text:p text:style-name="seznam_20_literatury">*[9] CELBOVÁ, Ludmila. <text:span text:style-name="T4">Ochrana a trvalé zpřístupnění webových zdrojů jako součásti národního kulturního dědictví</text:span>. 2006. Dostupné z: http://webarchiv.cz/files/dokumenty/zpravy/zprava-VaV_2006-final.rtf</text:p>
      <text:p text:style-name="seznam_20_literatury">*[10] WEBARCHIV. <text:span text:style-name="T4">Zpráva WebArchiv - obnova dat - 2007</text:span>. Brno, 2007. Dostupné z: https://docs.google.com/Doc?<text:soft-page-break/>docid=0AbRV47jJIQggZG5qOHJtZF8yNmRjanM1dg&amp;hl=cs</text:p>
      <text:p text:style-name="seznam_20_literatury">*[11] CELBOVÁ, Ludmila. <text:span text:style-name="T4">Ochrana a trvalé zpřístupnění webových zdrojů jako součásti národního kulturního dědictví</text:span>. 2007. Dostupné z: http://webarchiv.cz/files/dokumenty/zpravy/zprava2007.pdf</text:p>
      <text:p text:style-name="seznam_20_literatury">*[12] COUFAL, Libor. <text:span text:style-name="T4">Ochrana a trvalé zpřístupnění webových zdrojů jako součásti národního kulturního dědictví</text:span>. 2008. Dostupné z: http://www.webarchiv.cz/files/dokumenty/zpravy/zprava2008.pdf</text:p>
      <text:p text:style-name="seznam_20_literatury">*[13] WEBARCHIV. <text:span text:style-name="T4">Zpráva WebArchiv - VISK - 2009. Brno, 2009</text:span>. Dostupné z: https://docs.google.com/Doc?docid=0AbRV47jJIQggZG5qOHJtZF80NngybjZ3aGY&amp;hl=cs</text:p>
      <text:p text:style-name="seznam_20_literatury">*[14] WEBARCHIV. <text:span text:style-name="T4">Zpráva WebArchiv - Věda a výzkum - 2010</text:span>. Brno, 2010. Dostupné z: https://docs.google.com/Doc?docid=0AbRV47jJIQggZG5qOHJtZF8xOGZ4YzNoamRy&amp;hl=cs</text:p>
      <text:p text:style-name="seznam_20_literatury">*[15] WEBARCHIV. <text:span text:style-name="T4">Zpráva WebArchiv - VISK - 2010</text:span>. Brno, 2010. Dostupné z: https://docs.google.com/Doc?docid=0AbRV47jJIQggZG5qOHJtZF8xN2Q2cnpxcmZm&amp;hl=cs</text:p>
      <text:p text:style-name="seznam_20_literatury">*[16] Celoplošné sklizně. WEBARCHIV. <text:span text:style-name="T4">Webarchiv</text:span> [online]. 21.3.2012 [cit. 2012-03-21]. Dostupné z: http://www.webarchiv.cz/celoplosne-sklizne/</text:p>
      <text:p text:style-name="seznam_20_literatury">[17] <text:s/>. WEBARCHIV. <text:span text:style-name="T4">Webarchiv</text:span> [online]. 21.3.2012 [cit. 2012-03-21]. Dostupné z: http://www.webarchiv.cz/ccinfo/</text:p>
      <text:p text:style-name="seznam_20_literatury">*[18] Gruber, Lukáš. <text:span text:style-name="T4">Licence Creative Commons a perspektiva jejich zavedení do českého prostředí</text:span>. Ikaros [online]. 2008, roč. 12, č. 3 [cit. 21.03.2012]. Dostupný z: &lt;http://www.ikaros.cz/node/4612&gt;. URN-NBN:cz-ik4612. ISSN 1212-5075.</text:p>
      <text:p text:style-name="seznam_20_literatury">*[19] JANSA, Petr. <text:span text:style-name="T4">Právní aspekty implementace projektu „Creative Commons“ v České republice</text:span>. Praha, 2008. Dostupné z: http://www.creativecommons.cz/wp-content/uploads/dp_petr_jansa_komplet_xmp.pdf. Diplomová práce. Univerzita Karlova.</text:p>
      <text:p text:style-name="seznam_20_literatury">[20] <text:s/>. WEBARCHIV. <text:span text:style-name="T4">Webarchiv</text:span> [online]. 21.3.2012 [cit. 2012-03-21]. Dostupné z: http://www.webarchiv.cz/partneri-projektu/</text:p>
      <text:p text:style-name="seznam_20_literatury">[21] <text:s/>. WEBARCHIV. <text:span text:style-name="T4">Webarchiv</text:span> [online]. 21.3.2012 [cit. 2012-03-21]. Dostupné z: <text:soft-page-break/>http://www.webarchiv.cz/vydavatele/</text:p>
      <text:p text:style-name="seznam_20_literatury">[22] <text:s/>. WEBARCHIV. <text:span text:style-name="T4">Webarchiv</text:span> [online]. 21.3.2012 [cit. 2012-03-21]. Dostupné z: http://www.webarchiv.cz/partneri</text:p>
      <text:p text:style-name="seznam_20_literatury">[23] <text:s/>. WEBARCHIV. <text:span text:style-name="T4">Webarchiv</text:span> [online]. 21.3.2012 [cit. 2012-03-21]. Dostupné z: http://www.webarchiv.cz/formular-url/</text:p>
      <text:p text:style-name="seznam_20_literatury">[24] <text:s/>. WEBARCHIV. <text:span text:style-name="T4">Webarchiv</text:span> [online]. 21.3.2012 [cit. 2012-03-21]. Dostupné z: http://www.webarchiv.cz/kriteria/</text:p>
      <text:p text:style-name="seznam_20_literatury">*[25] BARTOŠEK, Miroslav. <text:span text:style-name="T4">Systém pro správu procesu archivace webových informačních zdrojů.</text:span> Brno, 2009. Dostupné z: http://is.muni.cz/th/173018/fi_b/. Bakalářské práce. Masarykova univerzita.</text:p>
      <text:p text:style-name="seznam_20_literatury">*[26] KUSALÍK, Filip. <text:span text:style-name="T4">Identifikace a omezení přístupu k "nevhodným" stránkám ve webovém archivu</text:span>. Brno, 2009. Dostupné z: http://is.muni.cz/th/173018/fi_b/. Bakalářské práce. Masarykova univerzita.</text:p>
      <text:p text:style-name="seznam_20_literatury">*[27] VLČEK, Ivan. <text:span text:style-name="T4">Rozpoznání a archivace českého webu mimo národní doménu</text:span><text:span text:style-name="T8">. Brno</text:span>, 2008. Dostupné z: http://is.muni.cz/th/172585/fi_b/. Bakalářské práce. Masarykova univerzita.</text:p>
      <text:p text:style-name="seznam_20_literatury">*[28] BELLA, Martin. <text:span text:style-name="T4">Implementace OAI-PMH pro český WebArchiv</text:span>. Brno, 2008. Dostupné z: http://is.muni.cz/th/98989/fi_b. Bakalářské práce. Masarykova univerzita.</text:p>
      <text:p text:style-name="seznam_20_literatury">*[29] JELÍNKOVÁ, Lenka. <text:span text:style-name="T4">Bibliografický popis elektronických online zdrojů v zahraniční a domácí katalogizační praxi</text:span>. Praha, 2006. Dostupné z: http://www.webarchiv.cz/files/dokumenty/ostatni/DPjelinkova2006.pdf. Diplomová práce. Univerzita Karlova.</text:p>
      <text:p text:style-name="seznam_20_literatury">*[30] MATĚJKA, Lukáš. <text:span text:style-name="T4">Zpřístupnění archivu českého webu</text:span>. Brno, 2006. Dostupné z: http://is.muni.cz/th/49968/fi_m. Diplomová práce. Masarykova univerzita.</text:p>
      <text:p text:style-name="seznam_20_literatury">*[31] ŠKODOVÁ, Markéta. <text:span text:style-name="T4">Strategie archivace elektronických online zdrojů a politika jejich výběru do digitálního archivu (se zaměřením na český systém WebArchiv)</text:span>. Praha, 2005. Dostupné z: http://www.webarchiv.cz/files/dokumenty/zpravy/skodova.doc. Diplomová práce. Univerzita Karlova.</text:p>
      <text:p text:style-name="seznam_20_literatury">*[32] Arc File Format Reference. INTERNET ARCHIVE. <text:span text:style-name="T4">Internet Archive</text:span> [online]. [cit. 2012-03-21]. Dostupné z: <text:soft-page-break/>http://www.archive.org/web/researcher/ArcFileFormat.php</text:p>
      <text:p text:style-name="seznam_20_literatury">*[33] ARC to WARC (to ARC). IA Webteam Confluence. <text:span text:style-name="T4">IA Webteam Confluence.</text:span><text:span text:style-name="T8"> [online]. [cit. 2012-03-21]. Dostupné z: </text:span>https://webarchive.jira.com/wiki/display/Heritrix/ARC+to+WARC+%28to+ARC%29</text:p>
      <text:p text:style-name="textove_20_prilohy_20_komentar"/>
      <text:p text:style-name="textove_20_prilohy_20_komentar"/>
      <text:p text:style-name="textove_20_prilohy_20_komentar"/>
      <text:p text:style-name="textove_20_prilohy_20_komentar"/>
      <text:p text:style-name="textove_20_prilohy_20_komentar"/>
      <text:p text:style-name="Standard">Masanès, Julien (Ed.): Web Archiving. Berlin, Heidelberg, Springer-Verlag, 2006.</text:p>
      <text:p text:style-name="Standard"/>
      <text:h text:style-name="P17" text:outline-level="1">Přílo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sans-serif" svg:font-family="sans-serif"/>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margin-left="0mm" fo:margin-right="0mm" fo:margin-top="1.99mm" fo:margin-bottom="1.99mm" fo:text-indent="0mm" style:auto-text-indent="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left="0mm" fo:margin-right="0mm" fo:margin-top="1.99mm" fo:margin-bottom="1.99mm" fo:text-indent="0m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1.99mm" fo:margin-bottom="1.99mm" fo:text-indent="0mm" style:auto-text-indent="false"/>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left="0mm" fo:margin-right="0mm" fo:margin-top="1.99mm" fo:margin-bottom="1.99mm" fo:text-indent="0mm" style:auto-text-indent="false"/>
      <style:text-properties fo:font-size="75%"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master-page-name="">
      <style:paragraph-properties fo:margin-left="0mm" fo:margin-right="0mm" fo:text-indent="0mm" style:auto-text-indent="false" style:page-number="auto"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10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Contents_20_4" style:display-name="Contents 4" style:family="paragraph" style:parent-style-name="Index" style:class="index">
      <style:paragraph-properties fo:margin-left="14.98mm" fo:margin-right="0mm" fo:text-indent="0mm" style:auto-text-indent="false">
        <style:tab-stops>
          <style:tab-stop style:position="135.04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text-indent="0mm" style:auto-text-indent="false">
        <style:tab-stops>
          <style:tab-stop style:position="140.04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115.08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24.99mm" fo:margin-bottom="35mm" fo:margin-left="35mm" fo:margin-right="24.99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header>
        <text:p text:style-name="Header">Nástroje pro migraci webového archivu<text:tab/><text:tab/>Martin Prokop</text:p>
      </style:header>
      <style:footer>
        <text:p text:style-name="MP1">– <text:page-number text:select-page="current">40</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502</meta:generator>
    <dc:date>2012-04-13T19:30:53</dc:date>
    <dc:creator>Martin Prokop</dc:creator>
    <meta:editing-duration>P4DT18H2M17S</meta:editing-duration>
    <meta:editing-cycles>2437</meta:editing-cycles>
    <meta:document-statistic meta:table-count="1" meta:image-count="0" meta:object-count="0" meta:page-count="54" meta:paragraph-count="569" meta:word-count="10346" meta:character-count="72841" meta:non-whitespace-character-count="63189"/>
  </office:meta>
</office:document-meta>
</file>